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45.7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id-8" table:style-name="ta1">
        <table:shapes>
          <draw:frame draw:z-index="0" draw:style-name="gr1" draw:text-style-name="P1" svg:width="453.51pt" svg:height="255.09pt" svg:x="31.52pt" svg:y="279.92pt">
            <loext:p draw:notify-on-update-of-ranges="'Grid-8'.G2:'Grid-8'.G20 'Grid-8'.M1:'Grid-8'.M1 'Grid-8'.M2:'Grid-8'.M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table:number-columns-repeated="3"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636s</text:p>
          </table:table-cell>
          <table:table-cell office:value-type="float" office:value="0.636" calcext:value-type="float">
            <text:p>0.636</text:p>
          </table:table-cell>
          <table:table-cell table:formula="of:=[.L2]*1000" office:value-type="float" office:value="636" calcext:value-type="float">
            <text:p>6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664s</text:p>
          </table:table-cell>
          <table:table-cell office:value-type="float" office:value="0.664" calcext:value-type="float">
            <text:p>0.664</text:p>
          </table:table-cell>
          <table:table-cell table:formula="of:=[.L3]*1000"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696s</text:p>
          </table:table-cell>
          <table:table-cell office:value-type="float" office:value="0.696" calcext:value-type="float">
            <text:p>0.696</text:p>
          </table:table-cell>
          <table:table-cell table:formula="of:=[.L4]*1000"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72s</text:p>
          </table:table-cell>
          <table:table-cell office:value-type="float" office:value="0.72" calcext:value-type="float">
            <text:p>0.72</text:p>
          </table:table-cell>
          <table:table-cell table:formula="of:=[.L5]*1000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808s</text:p>
          </table:table-cell>
          <table:table-cell office:value-type="float" office:value="0.808" calcext:value-type="float">
            <text:p>0.808</text:p>
          </table:table-cell>
          <table:table-cell table:formula="of:=[.L6]*1000"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56s</text:p>
          </table:table-cell>
          <table:table-cell office:value-type="float" office:value="1.056" calcext:value-type="float">
            <text:p>1.056</text:p>
          </table:table-cell>
          <table:table-cell table:formula="of:=[.L7]*1000"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244s</text:p>
          </table:table-cell>
          <table:table-cell office:value-type="float" office:value="2.244" calcext:value-type="float">
            <text:p>2.244</text:p>
          </table:table-cell>
          <table:table-cell table:formula="of:=[.L8]*1000" office:value-type="float" office:value="2244" calcext:value-type="float">
            <text:p>22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08s</text:p>
          </table:table-cell>
          <table:table-cell office:value-type="float" office:value="6.08" calcext:value-type="float">
            <text:p>6.08</text:p>
          </table:table-cell>
          <table:table-cell table:formula="of:=[.L9]*1000" office:value-type="float" office:value="6080" calcext:value-type="float">
            <text:p>608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404s</text:p>
          </table:table-cell>
          <table:table-cell office:value-type="float" office:value="1.404" calcext:value-type="float">
            <text:p>1.404</text:p>
          </table:table-cell>
          <table:table-cell table:formula="of:=[.L10]*1000" office:value-type="float" office:value="1404" calcext:value-type="float">
            <text:p>140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856s</text:p>
          </table:table-cell>
          <table:table-cell office:value-type="float" office:value="0.856" calcext:value-type="float">
            <text:p>0.856</text:p>
          </table:table-cell>
          <table:table-cell table:formula="of:=[.L11]*1000"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78s</text:p>
          </table:table-cell>
          <table:table-cell office:value-type="float" office:value="0.78" calcext:value-type="float">
            <text:p>0.78</text:p>
          </table:table-cell>
          <table:table-cell table:formula="of:=[.L12]*1000"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824s</text:p>
          </table:table-cell>
          <table:table-cell office:value-type="float" office:value="0.824" calcext:value-type="float">
            <text:p>0.824</text:p>
          </table:table-cell>
          <table:table-cell table:formula="of:=[.L13]*1000"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848s</text:p>
          </table:table-cell>
          <table:table-cell office:value-type="float" office:value="0.848" calcext:value-type="float">
            <text:p>0.848</text:p>
          </table:table-cell>
          <table:table-cell table:formula="of:=[.L14]*1000" office:value-type="float" office:value="848" calcext:value-type="float">
            <text:p>84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748s</text:p>
          </table:table-cell>
          <table:table-cell office:value-type="float" office:value="0.748" calcext:value-type="float">
            <text:p>0.748</text:p>
          </table:table-cell>
          <table:table-cell table:formula="of:=[.L15]*1000"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744s</text:p>
          </table:table-cell>
          <table:table-cell office:value-type="float" office:value="0.744" calcext:value-type="float">
            <text:p>0.744</text:p>
          </table:table-cell>
          <table:table-cell table:formula="of:=[.L16]*1000"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764s</text:p>
          </table:table-cell>
          <table:table-cell office:value-type="float" office:value="0.764" calcext:value-type="float">
            <text:p>0.764</text:p>
          </table:table-cell>
          <table:table-cell table:formula="of:=[.L17]*1000"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72s</text:p>
          </table:table-cell>
          <table:table-cell office:value-type="float" office:value="0.72" calcext:value-type="float">
            <text:p>0.72</text:p>
          </table:table-cell>
          <table:table-cell table:formula="of:=[.L18]*1000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744s</text:p>
          </table:table-cell>
          <table:table-cell office:value-type="float" office:value="0.744" calcext:value-type="float">
            <text:p>0.744</text:p>
          </table:table-cell>
          <table:table-cell table:formula="of:=[.L19]*1000"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716s</text:p>
          </table:table-cell>
          <table:table-cell office:value-type="float" office:value="0.716" calcext:value-type="float">
            <text:p>0.716</text:p>
          </table:table-cell>
          <table:table-cell table:formula="of:=[.L20]*1000" office:value-type="float" office:value="716" calcext:value-type="float">
            <text:p>716</text:p>
          </table:table-cell>
          <table:table-cell/>
        </table:table-row>
      </table:table>
      <table:table table:name="Grid-9" table:style-name="ta1">
        <table:shapes>
          <draw:frame draw:z-index="0" draw:style-name="gr1" draw:text-style-name="P1" svg:width="483.11pt" svg:height="255.23pt" svg:x="8.59pt" svg:y="338.83pt">
            <loext:p draw:notify-on-update-of-ranges="'Grid-9'.G2:'Grid-9'.G20 'Grid-9'.M1:'Grid-9'.M1 'Grid-9'.M2:'Grid-9'.M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table:number-columns-repeated="3"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504s</text:p>
          </table:table-cell>
          <table:table-cell office:value-type="float" office:value="1.504" calcext:value-type="float">
            <text:p>1.504</text:p>
          </table:table-cell>
          <table:table-cell table:formula="of:=[.L2]*1000" office:value-type="float" office:value="1504" calcext:value-type="float">
            <text:p>15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544s</text:p>
          </table:table-cell>
          <table:table-cell office:value-type="float" office:value="1.544" calcext:value-type="float">
            <text:p>1.544</text:p>
          </table:table-cell>
          <table:table-cell table:formula="of:=[.L3]*1000" office:value-type="float" office:value="1544" calcext:value-type="float">
            <text:p>15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66s</text:p>
          </table:table-cell>
          <table:table-cell office:value-type="float" office:value="1.66" calcext:value-type="float">
            <text:p>1.66</text:p>
          </table:table-cell>
          <table:table-cell table:formula="of:=[.L4]*1000" office:value-type="float" office:value="1660" calcext:value-type="float">
            <text:p>16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788s</text:p>
          </table:table-cell>
          <table:table-cell office:value-type="float" office:value="1.788" calcext:value-type="float">
            <text:p>1.788</text:p>
          </table:table-cell>
          <table:table-cell table:formula="of:=[.L5]*1000" office:value-type="float" office:value="1788" calcext:value-type="float">
            <text:p>17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888s</text:p>
          </table:table-cell>
          <table:table-cell office:value-type="float" office:value="1.888" calcext:value-type="float">
            <text:p>1.888</text:p>
          </table:table-cell>
          <table:table-cell table:formula="of:=[.L6]*1000" office:value-type="float" office:value="1888" calcext:value-type="float">
            <text:p>188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.236s</text:p>
          </table:table-cell>
          <table:table-cell office:value-type="float" office:value="5.236" calcext:value-type="float">
            <text:p>5.236</text:p>
          </table:table-cell>
          <table:table-cell table:formula="of:=[.L7]*1000" office:value-type="float" office:value="5236" calcext:value-type="float">
            <text:p>523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.484s</text:p>
          </table:table-cell>
          <table:table-cell office:value-type="float" office:value="5.484" calcext:value-type="float">
            <text:p>5.484</text:p>
          </table:table-cell>
          <table:table-cell table:formula="of:=[.L8]*1000" office:value-type="float" office:value="5484" calcext:value-type="float">
            <text:p>54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9.232s</text:p>
          </table:table-cell>
          <table:table-cell office:value-type="float" office:value="9.232" calcext:value-type="float">
            <text:p>9.232</text:p>
          </table:table-cell>
          <table:table-cell table:formula="of:=[.L9]*1000" office:value-type="float" office:value="9232" calcext:value-type="float">
            <text:p>92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.668s</text:p>
          </table:table-cell>
          <table:table-cell office:value-type="float" office:value="12.668" calcext:value-type="float">
            <text:p>12.668</text:p>
          </table:table-cell>
          <table:table-cell table:formula="of:=[.L10]*1000" office:value-type="float" office:value="12668" calcext:value-type="float">
            <text:p>1266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4.168s</text:p>
          </table:table-cell>
          <table:table-cell office:value-type="float" office:value="54.168" calcext:value-type="float">
            <text:p>54.168</text:p>
          </table:table-cell>
          <table:table-cell table:formula="of:=[.L11]*1000" office:value-type="float" office:value="54168" calcext:value-type="float">
            <text:p>5416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.632s</text:p>
          </table:table-cell>
          <table:table-cell office:value-type="float" office:value="4.632" calcext:value-type="float">
            <text:p>4.632</text:p>
          </table:table-cell>
          <table:table-cell table:formula="of:=[.L12]*1000" office:value-type="float" office:value="4632" calcext:value-type="float">
            <text:p>463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84s</text:p>
          </table:table-cell>
          <table:table-cell office:value-type="float" office:value="3.84" calcext:value-type="float">
            <text:p>3.84</text:p>
          </table:table-cell>
          <table:table-cell table:formula="of:=[.L13]*1000" office:value-type="float" office:value="3840" calcext:value-type="float">
            <text:p>384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116s</text:p>
          </table:table-cell>
          <table:table-cell office:value-type="float" office:value="2.116" calcext:value-type="float">
            <text:p>2.116</text:p>
          </table:table-cell>
          <table:table-cell table:formula="of:=[.L14]*1000" office:value-type="float" office:value="2116" calcext:value-type="float">
            <text:p>21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724s</text:p>
          </table:table-cell>
          <table:table-cell office:value-type="float" office:value="1.724" calcext:value-type="float">
            <text:p>1.724</text:p>
          </table:table-cell>
          <table:table-cell table:formula="of:=[.L15]*1000" office:value-type="float" office:value="1724" calcext:value-type="float">
            <text:p>172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96s</text:p>
          </table:table-cell>
          <table:table-cell office:value-type="float" office:value="1.96" calcext:value-type="float">
            <text:p>1.96</text:p>
          </table:table-cell>
          <table:table-cell table:formula="of:=[.L16]*1000"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672s</text:p>
          </table:table-cell>
          <table:table-cell office:value-type="float" office:value="1.672" calcext:value-type="float">
            <text:p>1.672</text:p>
          </table:table-cell>
          <table:table-cell table:formula="of:=[.L17]*1000" office:value-type="float" office:value="1672" calcext:value-type="float">
            <text:p>167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644s</text:p>
          </table:table-cell>
          <table:table-cell office:value-type="float" office:value="1.644" calcext:value-type="float">
            <text:p>1.644</text:p>
          </table:table-cell>
          <table:table-cell table:formula="of:=[.L18]*1000" office:value-type="float" office:value="1644" calcext:value-type="float">
            <text:p>164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628s</text:p>
          </table:table-cell>
          <table:table-cell office:value-type="float" office:value="1.628" calcext:value-type="float">
            <text:p>1.628</text:p>
          </table:table-cell>
          <table:table-cell table:formula="of:=[.L19]*1000" office:value-type="float" office:value="1628" calcext:value-type="float">
            <text:p>162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712s</text:p>
          </table:table-cell>
          <table:table-cell office:value-type="float" office:value="1.712" calcext:value-type="float">
            <text:p>1.712</text:p>
          </table:table-cell>
          <table:table-cell table:formula="of:=[.L20]*1000" office:value-type="float" office:value="1712" calcext:value-type="float">
            <text:p>17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648s</text:p>
          </table:table-cell>
          <table:table-cell office:value-type="float" office:value="1.648" calcext:value-type="float">
            <text:p>1.648</text:p>
          </table:table-cell>
          <table:table-cell table:formula="of:=[.L21]*1000" office:value-type="float" office:value="1648" calcext:value-type="float">
            <text:p>164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624s</text:p>
          </table:table-cell>
          <table:table-cell office:value-type="float" office:value="1.624" calcext:value-type="float">
            <text:p>1.624</text:p>
          </table:table-cell>
          <table:table-cell table:formula="of:=[.L22]*1000" office:value-type="float" office:value="1624" calcext:value-type="float">
            <text:p>162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62s</text:p>
          </table:table-cell>
          <table:table-cell office:value-type="float" office:value="1.62" calcext:value-type="float">
            <text:p>1.62</text:p>
          </table:table-cell>
          <table:table-cell table:formula="of:=[.L23]*1000"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624s</text:p>
          </table:table-cell>
          <table:table-cell office:value-type="float" office:value="1.624" calcext:value-type="float">
            <text:p>1.624</text:p>
          </table:table-cell>
          <table:table-cell table:formula="of:=[.L24]*1000" office:value-type="float" office:value="1624" calcext:value-type="float">
            <text:p>162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684s</text:p>
          </table:table-cell>
          <table:table-cell office:value-type="float" office:value="1.684" calcext:value-type="float">
            <text:p>1.684</text:p>
          </table:table-cell>
          <table:table-cell table:formula="of:=[.L25]*1000" office:value-type="float" office:value="1684" calcext:value-type="float">
            <text:p>168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616s</text:p>
          </table:table-cell>
          <table:table-cell office:value-type="float" office:value="1.616" calcext:value-type="float">
            <text:p>1.616</text:p>
          </table:table-cell>
          <table:table-cell table:formula="of:=[.L26]*1000" office:value-type="float" office:value="1616" calcext:value-type="float">
            <text:p>1616</text:p>
          </table:table-cell>
          <table:table-cell/>
        </table:table-row>
      </table:table>
      <table:table table:name="Grid-10" table:style-name="ta1">
        <table:shapes>
          <draw:frame draw:z-index="0" draw:style-name="gr1" draw:text-style-name="P1" svg:width="453.51pt" svg:height="255.09pt" svg:x="606.87pt" svg:y="5.07pt">
            <loext:p draw:notify-on-update-of-ranges="'Grid-10'.G7:'Grid-10'.G18 'Grid-10'.L1:'Grid-10'.L1 'Grid-10'.L7:'Grid-10'.L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ce2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628s</text:p>
          </table:table-cell>
          <table:table-cell table:formula="of:=LEFT([.K2];LEN([.K2])-1)*1" office:value-type="float" office:value="3.628" calcext:value-type="float">
            <text:p>3.63</text:p>
          </table:table-cell>
          <table:table-cell table:formula="of:=[.L2]*1000" office:value-type="float" office:value="3628" calcext:value-type="float">
            <text:p>36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588s</text:p>
          </table:table-cell>
          <table:table-cell table:formula="of:=LEFT([.K3];LEN([.K3])-1)*1" office:value-type="float" office:value="3.588" calcext:value-type="float">
            <text:p>3.59</text:p>
          </table:table-cell>
          <table:table-cell table:formula="of:=[.L3]*1000" office:value-type="float" office:value="3588" calcext:value-type="float">
            <text:p>358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744s</text:p>
          </table:table-cell>
          <table:table-cell table:formula="of:=LEFT([.K4];LEN([.K4])-1)*1" office:value-type="float" office:value="3.744" calcext:value-type="float">
            <text:p>3.74</text:p>
          </table:table-cell>
          <table:table-cell table:formula="of:=[.L4]*1000" office:value-type="float" office:value="3744" calcext:value-type="float">
            <text:p>37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.216s</text:p>
          </table:table-cell>
          <table:table-cell table:formula="of:=LEFT([.K5];LEN([.K5])-1)*1" office:value-type="float" office:value="4.216" calcext:value-type="float">
            <text:p>4.22</text:p>
          </table:table-cell>
          <table:table-cell table:formula="of:=[.L5]*1000" office:value-type="float" office:value="4216" calcext:value-type="float">
            <text:p>42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.828s</text:p>
          </table:table-cell>
          <table:table-cell table:formula="of:=LEFT([.K6];LEN([.K6])-1)*1" office:value-type="float" office:value="4.828" calcext:value-type="float">
            <text:p>4.83</text:p>
          </table:table-cell>
          <table:table-cell table:formula="of:=[.L6]*1000" office:value-type="float" office:value="4828" calcext:value-type="float">
            <text:p>482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.496s</text:p>
          </table:table-cell>
          <table:table-cell table:formula="of:=LEFT([.K7];LEN([.K7])-1)*1" office:value-type="float" office:value="5.496" calcext:value-type="float">
            <text:p>5.50</text:p>
          </table:table-cell>
          <table:table-cell table:formula="of:=[.L7]*1000" office:value-type="float" office:value="5496" calcext:value-type="float">
            <text:p>549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9.592s</text:p>
          </table:table-cell>
          <table:table-cell table:formula="of:=LEFT([.K8];LEN([.K8])-1)*1" office:value-type="float" office:value="9.592" calcext:value-type="float">
            <text:p>9.59</text:p>
          </table:table-cell>
          <table:table-cell table:formula="of:=[.L8]*1000" office:value-type="float" office:value="9592" calcext:value-type="float">
            <text:p>95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8.684s</text:p>
          </table:table-cell>
          <table:table-cell table:formula="of:=LEFT([.K9];LEN([.K9])-1)*1" office:value-type="float" office:value="18.684" calcext:value-type="float">
            <text:p>18.68</text:p>
          </table:table-cell>
          <table:table-cell table:formula="of:=[.L9]*1000" office:value-type="float" office:value="18684" calcext:value-type="float">
            <text:p>186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7.068s</text:p>
          </table:table-cell>
          <table:table-cell table:formula="of:=LEFT([.K10];LEN([.K10])-1)*1" office:value-type="float" office:value="27.068" calcext:value-type="float">
            <text:p>27.07</text:p>
          </table:table-cell>
          <table:table-cell table:formula="of:=[.L10]*1000" office:value-type="float" office:value="27068" calcext:value-type="float">
            <text:p>2706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5.344s</text:p>
          </table:table-cell>
          <table:table-cell table:formula="of:=LEFT([.K11];LEN([.K11])-1)*1" office:value-type="float" office:value="75.344" calcext:value-type="float">
            <text:p>75.34</text:p>
          </table:table-cell>
          <table:table-cell table:formula="of:=[.L11]*1000" office:value-type="float" office:value="75344" calcext:value-type="float">
            <text:p>753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8.924s</text:p>
          </table:table-cell>
          <table:table-cell table:formula="of:=LEFT([.K12];LEN([.K12])-1)*1" office:value-type="float" office:value="148.924" calcext:value-type="float">
            <text:p>148.92</text:p>
          </table:table-cell>
          <table:table-cell table:formula="of:=[.L12]*1000" office:value-type="float" office:value="148924" calcext:value-type="float">
            <text:p>14892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0.624s</text:p>
          </table:table-cell>
          <table:table-cell table:formula="of:=LEFT([.K13];LEN([.K13])-1)*1" office:value-type="float" office:value="70.624" calcext:value-type="float">
            <text:p>70.62</text:p>
          </table:table-cell>
          <table:table-cell table:formula="of:=[.L13]*1000" office:value-type="float" office:value="70624" calcext:value-type="float">
            <text:p>7062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5.116s</text:p>
          </table:table-cell>
          <table:table-cell table:formula="of:=LEFT([.K14];LEN([.K14])-1)*1" office:value-type="float" office:value="25.116" calcext:value-type="float">
            <text:p>25.12</text:p>
          </table:table-cell>
          <table:table-cell table:formula="of:=[.L14]*1000" office:value-type="float" office:value="25116" calcext:value-type="float">
            <text:p>251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876s</text:p>
          </table:table-cell>
          <table:table-cell table:formula="of:=LEFT([.K15];LEN([.K15])-1)*1" office:value-type="float" office:value="8.876" calcext:value-type="float">
            <text:p>8.88</text:p>
          </table:table-cell>
          <table:table-cell table:formula="of:=[.L15]*1000" office:value-type="float" office:value="8876" calcext:value-type="float">
            <text:p>887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.288s</text:p>
          </table:table-cell>
          <table:table-cell table:formula="of:=LEFT([.K16];LEN([.K16])-1)*1" office:value-type="float" office:value="7.288" calcext:value-type="float">
            <text:p>7.29</text:p>
          </table:table-cell>
          <table:table-cell table:formula="of:=[.L16]*1000" office:value-type="float" office:value="7288" calcext:value-type="float">
            <text:p>728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.66s</text:p>
          </table:table-cell>
          <table:table-cell table:formula="of:=LEFT([.K17];LEN([.K17])-1)*1" office:value-type="float" office:value="4.66" calcext:value-type="float">
            <text:p>4.66</text:p>
          </table:table-cell>
          <table:table-cell table:formula="of:=[.L17]*1000" office:value-type="float" office:value="4660" calcext:value-type="float">
            <text:p>466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996s</text:p>
          </table:table-cell>
          <table:table-cell table:formula="of:=LEFT([.K18];LEN([.K18])-1)*1" office:value-type="float" office:value="3.996" calcext:value-type="float">
            <text:p>4.00</text:p>
          </table:table-cell>
          <table:table-cell table:formula="of:=[.L18]*1000"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.636s</text:p>
          </table:table-cell>
          <table:table-cell table:formula="of:=LEFT([.K19];LEN([.K19])-1)*1" office:value-type="float" office:value="4.636" calcext:value-type="float">
            <text:p>4.64</text:p>
          </table:table-cell>
          <table:table-cell table:formula="of:=[.L19]*1000" office:value-type="float" office:value="4636" calcext:value-type="float">
            <text:p>463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.264s</text:p>
          </table:table-cell>
          <table:table-cell table:formula="of:=LEFT([.K20];LEN([.K20])-1)*1" office:value-type="float" office:value="4.264" calcext:value-type="float">
            <text:p>4.26</text:p>
          </table:table-cell>
          <table:table-cell table:formula="of:=[.L20]*1000" office:value-type="float" office:value="4264" calcext:value-type="float">
            <text:p>426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816s</text:p>
          </table:table-cell>
          <table:table-cell table:formula="of:=LEFT([.K21];LEN([.K21])-1)*1" office:value-type="float" office:value="3.816" calcext:value-type="float">
            <text:p>3.82</text:p>
          </table:table-cell>
          <table:table-cell table:formula="of:=[.L21]*1000" office:value-type="float" office:value="3816" calcext:value-type="float">
            <text:p>381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852s</text:p>
          </table:table-cell>
          <table:table-cell table:formula="of:=LEFT([.K22];LEN([.K22])-1)*1" office:value-type="float" office:value="3.852" calcext:value-type="float">
            <text:p>3.85</text:p>
          </table:table-cell>
          <table:table-cell table:formula="of:=[.L22]*1000" office:value-type="float" office:value="3852" calcext:value-type="float">
            <text:p>385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832s</text:p>
          </table:table-cell>
          <table:table-cell table:formula="of:=LEFT([.K23];LEN([.K23])-1)*1" office:value-type="float" office:value="3.832" calcext:value-type="float">
            <text:p>3.83</text:p>
          </table:table-cell>
          <table:table-cell table:formula="of:=[.L23]*1000"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864s</text:p>
          </table:table-cell>
          <table:table-cell table:formula="of:=LEFT([.K24];LEN([.K24])-1)*1" office:value-type="float" office:value="3.864" calcext:value-type="float">
            <text:p>3.86</text:p>
          </table:table-cell>
          <table:table-cell table:formula="of:=[.L24]*1000" office:value-type="float" office:value="3864" calcext:value-type="float">
            <text:p>386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824s</text:p>
          </table:table-cell>
          <table:table-cell table:formula="of:=LEFT([.K25];LEN([.K25])-1)*1" office:value-type="float" office:value="3.824" calcext:value-type="float">
            <text:p>3.82</text:p>
          </table:table-cell>
          <table:table-cell table:formula="of:=[.L25]*1000" office:value-type="float" office:value="3824" calcext:value-type="float">
            <text:p>38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876s</text:p>
          </table:table-cell>
          <table:table-cell table:formula="of:=LEFT([.K26];LEN([.K26])-1)*1" office:value-type="float" office:value="3.876" calcext:value-type="float">
            <text:p>3.88</text:p>
          </table:table-cell>
          <table:table-cell table:formula="of:=[.L26]*1000" office:value-type="float" office:value="3876" calcext:value-type="float">
            <text:p>387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872s</text:p>
          </table:table-cell>
          <table:table-cell table:formula="of:=LEFT([.K27];LEN([.K27])-1)*1" office:value-type="float" office:value="3.872" calcext:value-type="float">
            <text:p>3.87</text:p>
          </table:table-cell>
          <table:table-cell table:formula="of:=[.L27]*1000" office:value-type="float" office:value="3872" calcext:value-type="float">
            <text:p>387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848s</text:p>
          </table:table-cell>
          <table:table-cell table:formula="of:=LEFT([.K28];LEN([.K28])-1)*1" office:value-type="float" office:value="3.848" calcext:value-type="float">
            <text:p>3.85</text:p>
          </table:table-cell>
          <table:table-cell table:formula="of:=[.L28]*1000" office:value-type="float" office:value="3848" calcext:value-type="float">
            <text:p>384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864s</text:p>
          </table:table-cell>
          <table:table-cell table:formula="of:=LEFT([.K29];LEN([.K29])-1)*1" office:value-type="float" office:value="3.864" calcext:value-type="float">
            <text:p>3.86</text:p>
          </table:table-cell>
          <table:table-cell table:formula="of:=[.L29]*1000" office:value-type="float" office:value="3864" calcext:value-type="float">
            <text:p>386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908s</text:p>
          </table:table-cell>
          <table:table-cell table:formula="of:=LEFT([.K30];LEN([.K30])-1)*1" office:value-type="float" office:value="3.908" calcext:value-type="float">
            <text:p>3.91</text:p>
          </table:table-cell>
          <table:table-cell table:formula="of:=[.L30]*1000" office:value-type="float" office:value="3908" calcext:value-type="float">
            <text:p>390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848s</text:p>
          </table:table-cell>
          <table:table-cell table:formula="of:=LEFT([.K31];LEN([.K31])-1)*1" office:value-type="float" office:value="3.848" calcext:value-type="float">
            <text:p>3.85</text:p>
          </table:table-cell>
          <table:table-cell table:formula="of:=[.L31]*1000" office:value-type="float" office:value="3848" calcext:value-type="float">
            <text:p>384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936s</text:p>
          </table:table-cell>
          <table:table-cell table:formula="of:=LEFT([.K32];LEN([.K32])-1)*1" office:value-type="float" office:value="3.936" calcext:value-type="float">
            <text:p>3.94</text:p>
          </table:table-cell>
          <table:table-cell table:formula="of:=[.L32]*1000" office:value-type="float" office:value="3936" calcext:value-type="float">
            <text:p>3936</text:p>
          </table:table-cell>
          <table:table-cell/>
        </table:table-row>
      </table:table>
      <table:table table:name="Grid-11" table:style-name="ta1">
        <table:shapes>
          <draw:frame draw:z-index="0" draw:style-name="gr1" draw:text-style-name="P1" svg:width="453.51pt" svg:height="255.09pt" svg:x="531.3pt" svg:y="7.34pt">
            <loext:p draw:notify-on-update-of-ranges="'Grid-11'.G6:'Grid-11'.G21 'Grid-11'.L1:'Grid-11'.L1 'Grid-11'.L6:'Grid-11'.L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.8s</text:p>
          </table:table-cell>
          <table:table-cell table:formula="of:=LEFT([.K2];LEN([.K2])-1)*1" office:value-type="float" office:value="7.8" calcext:value-type="float">
            <text:p>7.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096s</text:p>
          </table:table-cell>
          <table:table-cell table:formula="of:=LEFT([.K3];LEN([.K3])-1)*1" office:value-type="float" office:value="8.096" calcext:value-type="float">
            <text:p>8.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464s</text:p>
          </table:table-cell>
          <table:table-cell table:formula="of:=LEFT([.K4];LEN([.K4])-1)*1" office:value-type="float" office:value="8.464" calcext:value-type="float">
            <text:p>8.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908s</text:p>
          </table:table-cell>
          <table:table-cell table:formula="of:=LEFT([.K5];LEN([.K5])-1)*1" office:value-type="float" office:value="8.908" calcext:value-type="float">
            <text:p>8.9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.028s</text:p>
          </table:table-cell>
          <table:table-cell table:formula="of:=LEFT([.K6];LEN([.K6])-1)*1" office:value-type="float" office:value="12.028" calcext:value-type="float">
            <text:p>12.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5.064s</text:p>
          </table:table-cell>
          <table:table-cell table:formula="of:=LEFT([.K7];LEN([.K7])-1)*1" office:value-type="float" office:value="15.064" calcext:value-type="float">
            <text:p>15.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7.584s</text:p>
          </table:table-cell>
          <table:table-cell table:formula="of:=LEFT([.K8];LEN([.K8])-1)*1" office:value-type="float" office:value="37.584" calcext:value-type="float">
            <text:p>37.5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5.328s</text:p>
          </table:table-cell>
          <table:table-cell table:formula="of:=LEFT([.K9];LEN([.K9])-1)*1" office:value-type="float" office:value="45.328" calcext:value-type="float">
            <text:p>45.3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.316s</text:p>
          </table:table-cell>
          <table:table-cell table:formula="of:=LEFT([.K10];LEN([.K10])-1)*1" office:value-type="float" office:value="56.316" calcext:value-type="float">
            <text:p>56.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95.204s</text:p>
          </table:table-cell>
          <table:table-cell table:formula="of:=LEFT([.K11];LEN([.K11])-1)*1" office:value-type="float" office:value="95.204" calcext:value-type="float">
            <text:p>95.2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67.812s</text:p>
          </table:table-cell>
          <table:table-cell table:formula="of:=LEFT([.K12];LEN([.K12])-1)*1" office:value-type="float" office:value="167.812" calcext:value-type="float">
            <text:p>167.8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28.788s</text:p>
          </table:table-cell>
          <table:table-cell table:formula="of:=LEFT([.K13];LEN([.K13])-1)*1" office:value-type="float" office:value="428.788" calcext:value-type="float">
            <text:p>428.7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539.19s</text:p>
          </table:table-cell>
          <table:table-cell table:formula="of:=LEFT([.K14];LEN([.K14])-1)*1" office:value-type="float" office:value="1539.19" calcext:value-type="float">
            <text:p>1539.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22.02s</text:p>
          </table:table-cell>
          <table:table-cell table:formula="of:=LEFT([.K15];LEN([.K15])-1)*1" office:value-type="float" office:value="422.02" calcext:value-type="float">
            <text:p>422.0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2.364s</text:p>
          </table:table-cell>
          <table:table-cell table:formula="of:=LEFT([.K16];LEN([.K16])-1)*1" office:value-type="float" office:value="42.364" calcext:value-type="float">
            <text:p>42.3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3.896s</text:p>
          </table:table-cell>
          <table:table-cell table:formula="of:=LEFT([.K17];LEN([.K17])-1)*1" office:value-type="float" office:value="73.896" calcext:value-type="float">
            <text:p>73.9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s</text:p>
          </table:table-cell>
          <table:table-cell table:formula="of:=LEFT([.K18];LEN([.K18])-1)*1" office:value-type="float" office:value="22" calcext:value-type="float">
            <text:p>22.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1.96s</text:p>
          </table:table-cell>
          <table:table-cell table:formula="of:=LEFT([.K19];LEN([.K19])-1)*1" office:value-type="float" office:value="11.96" calcext:value-type="float">
            <text:p>11.9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5.372s</text:p>
          </table:table-cell>
          <table:table-cell table:formula="of:=LEFT([.K20];LEN([.K20])-1)*1" office:value-type="float" office:value="15.372" calcext:value-type="float">
            <text:p>15.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1.868s</text:p>
          </table:table-cell>
          <table:table-cell table:formula="of:=LEFT([.K21];LEN([.K21])-1)*1" office:value-type="float" office:value="11.868" calcext:value-type="float">
            <text:p>11.8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.196s</text:p>
          </table:table-cell>
          <table:table-cell table:formula="of:=LEFT([.K22];LEN([.K22])-1)*1" office:value-type="float" office:value="10.196" calcext:value-type="float">
            <text:p>10.2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.364s</text:p>
          </table:table-cell>
          <table:table-cell table:formula="of:=LEFT([.K23];LEN([.K23])-1)*1" office:value-type="float" office:value="10.364" calcext:value-type="float">
            <text:p>10.3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16s</text:p>
          </table:table-cell>
          <table:table-cell table:formula="of:=LEFT([.K24];LEN([.K24])-1)*1" office:value-type="float" office:value="8.16" calcext:value-type="float">
            <text:p>8.1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384s</text:p>
          </table:table-cell>
          <table:table-cell table:formula="of:=LEFT([.K25];LEN([.K25])-1)*1" office:value-type="float" office:value="8.384" calcext:value-type="float">
            <text:p>8.3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148s</text:p>
          </table:table-cell>
          <table:table-cell table:formula="of:=LEFT([.K26];LEN([.K26])-1)*1" office:value-type="float" office:value="8.148" calcext:value-type="float">
            <text:p>8.1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34s</text:p>
          </table:table-cell>
          <table:table-cell table:formula="of:=LEFT([.K27];LEN([.K27])-1)*1" office:value-type="float" office:value="8.34" calcext:value-type="float">
            <text:p>8.3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552s</text:p>
          </table:table-cell>
          <table:table-cell table:formula="of:=LEFT([.K28];LEN([.K28])-1)*1" office:value-type="float" office:value="8.552" calcext:value-type="float">
            <text:p>8.5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148s</text:p>
          </table:table-cell>
          <table:table-cell table:formula="of:=LEFT([.K29];LEN([.K29])-1)*1" office:value-type="float" office:value="8.148" calcext:value-type="float">
            <text:p>8.1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18s</text:p>
          </table:table-cell>
          <table:table-cell table:formula="of:=LEFT([.K30];LEN([.K30])-1)*1" office:value-type="float" office:value="8.18" calcext:value-type="float">
            <text:p>8.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324s</text:p>
          </table:table-cell>
          <table:table-cell table:formula="of:=LEFT([.K31];LEN([.K31])-1)*1" office:value-type="float" office:value="8.324" calcext:value-type="float">
            <text:p>8.3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212s</text:p>
          </table:table-cell>
          <table:table-cell table:formula="of:=LEFT([.K32];LEN([.K32])-1)*1" office:value-type="float" office:value="8.212" calcext:value-type="float">
            <text:p>8.2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168s</text:p>
          </table:table-cell>
          <table:table-cell table:formula="of:=LEFT([.K33];LEN([.K33])-1)*1" office:value-type="float" office:value="8.168" calcext:value-type="float">
            <text:p>8.1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16s</text:p>
          </table:table-cell>
          <table:table-cell table:formula="of:=LEFT([.K34];LEN([.K34])-1)*1" office:value-type="float" office:value="8.16" calcext:value-type="float">
            <text:p>8.1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252s</text:p>
          </table:table-cell>
          <table:table-cell table:formula="of:=LEFT([.K35];LEN([.K35])-1)*1" office:value-type="float" office:value="8.252" calcext:value-type="float">
            <text:p>8.2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104s</text:p>
          </table:table-cell>
          <table:table-cell table:formula="of:=LEFT([.K36];LEN([.K36])-1)*1" office:value-type="float" office:value="8.104" calcext:value-type="float">
            <text:p>8.1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1s</text:p>
          </table:table-cell>
          <table:table-cell table:formula="of:=LEFT([.K37];LEN([.K37])-1)*1" office:value-type="float" office:value="8.1" calcext:value-type="float">
            <text:p>8.1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292s</text:p>
          </table:table-cell>
          <table:table-cell table:formula="of:=LEFT([.K38];LEN([.K38])-1)*1" office:value-type="float" office:value="8.292" calcext:value-type="float">
            <text:p>8.2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456s</text:p>
          </table:table-cell>
          <table:table-cell table:formula="of:=LEFT([.K39];LEN([.K39])-1)*1" office:value-type="float" office:value="8.456" calcext:value-type="float">
            <text:p>8.46</text:p>
          </table:table-cell>
          <table:table-cell/>
        </table:table-row>
      </table:table>
      <table:table table:name="Grid-12" table:style-name="ta1">
        <table:shapes>
          <draw:frame draw:z-index="0" draw:style-name="gr1" draw:text-style-name="P1" svg:width="454.03pt" svg:height="255.23pt" svg:x="728.79pt" svg:y="137.03pt">
            <loext:p draw:notify-on-update-of-ranges="'Grid-12'.G10:'Grid-12'.G23 'Grid-12'.L1:'Grid-12'.L1 'Grid-12'.L10:'Grid-12'.L23 'Grid-12'.M1:'Grid-12'.M1 'Grid-12'.M10:'Grid-12'.M23 'Grid-12'.N1:'Grid-12'.N1 'Grid-12'.N10:'Grid-12'.N2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579.91pt" svg:height="323.74pt" svg:x="728.79pt" svg:y="68.51pt">
            <loext:p draw:notify-on-update-of-ranges="'Grid-12'.G10:'Grid-12'.G23 'Grid-12'.L1:'Grid-12'.L1 'Grid-12'.L10:'Grid-12'.L23 'Grid-12'.M1:'Grid-12'.M1 'Grid-12'.M10:'Grid-12'.M23 'Grid-12'.N1:'Grid-12'.N1 'Grid-12'.N10:'Grid-12'.N2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Lowerbound</text:p>
          </table:table-cell>
          <table:table-cell office:value-type="string" calcext:value-type="string">
            <text:p>Upperbou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288s</text:p>
          </table:table-cell>
          <table:table-cell table:formula="of:=LEFT([.K2];LEN([.K2])-1)*1" office:value-type="float" office:value="19.288" calcext:value-type="float">
            <text:p>19.28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992s</text:p>
          </table:table-cell>
          <table:table-cell table:formula="of:=LEFT([.K3];LEN([.K3])-1)*1" office:value-type="float" office:value="19.992" calcext:value-type="float">
            <text:p>19.99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.492s</text:p>
          </table:table-cell>
          <table:table-cell table:formula="of:=LEFT([.K4];LEN([.K4])-1)*1" office:value-type="float" office:value="20.492" calcext:value-type="float">
            <text:p>20.49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.364s</text:p>
          </table:table-cell>
          <table:table-cell table:formula="of:=LEFT([.K5];LEN([.K5])-1)*1" office:value-type="float" office:value="20.364" calcext:value-type="float">
            <text:p>20.36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7.148s</text:p>
          </table:table-cell>
          <table:table-cell table:formula="of:=LEFT([.K6];LEN([.K6])-1)*1" office:value-type="float" office:value="27.148" calcext:value-type="float">
            <text:p>27.14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.108s</text:p>
          </table:table-cell>
          <table:table-cell table:formula="of:=LEFT([.K7];LEN([.K7])-1)*1" office:value-type="float" office:value="22.108" calcext:value-type="float">
            <text:p>22.10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.376s</text:p>
          </table:table-cell>
          <table:table-cell table:formula="of:=LEFT([.K8];LEN([.K8])-1)*1" office:value-type="float" office:value="56.376" calcext:value-type="float">
            <text:p>56.3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6.68s</text:p>
          </table:table-cell>
          <table:table-cell table:formula="of:=LEFT([.K9];LEN([.K9])-1)*1" office:value-type="float" office:value="86.68" calcext:value-type="float">
            <text:p>86.6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5.832s</text:p>
          </table:table-cell>
          <table:table-cell table:formula="of:=LEFT([.K10];LEN([.K10])-1)*1" office:value-type="float" office:value="55.832" calcext:value-type="float">
            <text:p>55.83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4.944s</text:p>
          </table:table-cell>
          <table:table-cell table:formula="of:=LEFT([.K11];LEN([.K11])-1)*1" office:value-type="float" office:value="564.944" calcext:value-type="float">
            <text:p>564.94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71.736s</text:p>
          </table:table-cell>
          <table:table-cell table:formula="of:=LEFT([.K12];LEN([.K12])-1)*1" office:value-type="float" office:value="371.736" calcext:value-type="float">
            <text:p>371.7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93.06s</text:p>
          </table:table-cell>
          <table:table-cell table:formula="of:=LEFT([.K13];LEN([.K13])-1)*1" office:value-type="float" office:value="793.06" calcext:value-type="float">
            <text:p>793.0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820.99s</text:p>
          </table:table-cell>
          <table:table-cell table:formula="of:=LEFT([.K14];LEN([.K14])-1)*1" office:value-type="float" office:value="1820.99" calcext:value-type="float">
            <text:p>1820.9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28.02s</text:p>
          </table:table-cell>
          <table:table-cell table:formula="of:=LEFT([.K15];LEN([.K15])-1)*1" office:value-type="float" office:value="1428.02" calcext:value-type="float">
            <text:p>1428.02</text:p>
          </table:table-cell>
          <table:table-cell table:formula="of:=LEFT([.L15];LEN([.L15])-1)*1" office:value-type="float" office:value="1428" calcext:value-type="float">
            <text:p>142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9.77s</text:p>
          </table:table-cell>
          <table:table-cell table:formula="of:=LEFT([.K16];LEN([.K16])-1)*1" office:value-type="float" office:value="2999.77" calcext:value-type="float">
            <text:p>2999.7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2.76s</text:p>
          </table:table-cell>
          <table:table-cell table:formula="of:=LEFT([.K17];LEN([.K17])-1)*1" office:value-type="float" office:value="3002.76" calcext:value-type="float">
            <text:p>3002.7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28.464s</text:p>
          </table:table-cell>
          <table:table-cell table:formula="of:=LEFT([.K18];LEN([.K18])-1)*1" office:value-type="float" office:value="328.464" calcext:value-type="float">
            <text:p>328.464</text:p>
          </table:table-cell>
          <table:table-cell/>
          <table:table-cell office:value-type="float" office:value="328.464" calcext:value-type="float">
            <text:p>328.4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07.14s</text:p>
          </table:table-cell>
          <table:table-cell table:formula="of:=LEFT([.K19];LEN([.K19])-1)*1" office:value-type="float" office:value="1007.14" calcext:value-type="float">
            <text:p>1007.1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81.408s</text:p>
          </table:table-cell>
          <table:table-cell table:formula="of:=LEFT([.K20];LEN([.K20])-1)*1" office:value-type="float" office:value="581.408" calcext:value-type="float">
            <text:p>581.40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8.412s</text:p>
          </table:table-cell>
          <table:table-cell table:formula="of:=LEFT([.K21];LEN([.K21])-1)*1" office:value-type="float" office:value="58.412" calcext:value-type="float">
            <text:p>58.41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2.16s</text:p>
          </table:table-cell>
          <table:table-cell table:formula="of:=LEFT([.K22];LEN([.K22])-1)*1" office:value-type="float" office:value="72.16" calcext:value-type="float">
            <text:p>72.1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.112s</text:p>
          </table:table-cell>
          <table:table-cell table:formula="of:=LEFT([.K23];LEN([.K23])-1)*1" office:value-type="float" office:value="50.112" calcext:value-type="float">
            <text:p>50.11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0.168s</text:p>
          </table:table-cell>
          <table:table-cell table:formula="of:=LEFT([.K24];LEN([.K24])-1)*1" office:value-type="float" office:value="40.168" calcext:value-type="float">
            <text:p>40.16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1.676s</text:p>
          </table:table-cell>
          <table:table-cell table:formula="of:=LEFT([.K25];LEN([.K25])-1)*1" office:value-type="float" office:value="31.676" calcext:value-type="float">
            <text:p>31.67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6.328s</text:p>
          </table:table-cell>
          <table:table-cell table:formula="of:=LEFT([.K26];LEN([.K26])-1)*1" office:value-type="float" office:value="26.328" calcext:value-type="float">
            <text:p>26.32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1.032s</text:p>
          </table:table-cell>
          <table:table-cell table:formula="of:=LEFT([.K27];LEN([.K27])-1)*1" office:value-type="float" office:value="21.032" calcext:value-type="float">
            <text:p>21.03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5.344s</text:p>
          </table:table-cell>
          <table:table-cell table:formula="of:=LEFT([.K28];LEN([.K28])-1)*1" office:value-type="float" office:value="25.344" calcext:value-type="float">
            <text:p>25.34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8.284s</text:p>
          </table:table-cell>
          <table:table-cell table:formula="of:=LEFT([.K29];LEN([.K29])-1)*1" office:value-type="float" office:value="28.284" calcext:value-type="float">
            <text:p>28.28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.74s</text:p>
          </table:table-cell>
          <table:table-cell table:formula="of:=LEFT([.K30];LEN([.K30])-1)*1" office:value-type="float" office:value="20.74" calcext:value-type="float">
            <text:p>20.7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1.856s</text:p>
          </table:table-cell>
          <table:table-cell table:formula="of:=LEFT([.K31];LEN([.K31])-1)*1" office:value-type="float" office:value="21.856" calcext:value-type="float">
            <text:p>21.85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.372s</text:p>
          </table:table-cell>
          <table:table-cell table:formula="of:=LEFT([.K32];LEN([.K32])-1)*1" office:value-type="float" office:value="20.372" calcext:value-type="float">
            <text:p>20.37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316s</text:p>
          </table:table-cell>
          <table:table-cell table:formula="of:=LEFT([.K33];LEN([.K33])-1)*1" office:value-type="float" office:value="19.316" calcext:value-type="float">
            <text:p>19.31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136s</text:p>
          </table:table-cell>
          <table:table-cell table:formula="of:=LEFT([.K34];LEN([.K34])-1)*1" office:value-type="float" office:value="19.136" calcext:value-type="float">
            <text:p>19.13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176s</text:p>
          </table:table-cell>
          <table:table-cell table:formula="of:=LEFT([.K35];LEN([.K35])-1)*1" office:value-type="float" office:value="19.176" calcext:value-type="float">
            <text:p>19.17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208s</text:p>
          </table:table-cell>
          <table:table-cell table:formula="of:=LEFT([.K36];LEN([.K36])-1)*1" office:value-type="float" office:value="19.208" calcext:value-type="float">
            <text:p>19.20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464s</text:p>
          </table:table-cell>
          <table:table-cell table:formula="of:=LEFT([.K37];LEN([.K37])-1)*1" office:value-type="float" office:value="19.464" calcext:value-type="float">
            <text:p>19.46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272s</text:p>
          </table:table-cell>
          <table:table-cell table:formula="of:=LEFT([.K38];LEN([.K38])-1)*1" office:value-type="float" office:value="19.272" calcext:value-type="float">
            <text:p>19.27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392s</text:p>
          </table:table-cell>
          <table:table-cell table:formula="of:=LEFT([.K39];LEN([.K39])-1)*1" office:value-type="float" office:value="19.392" calcext:value-type="float">
            <text:p>19.39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252s</text:p>
          </table:table-cell>
          <table:table-cell table:formula="of:=LEFT([.K40];LEN([.K40])-1)*1" office:value-type="float" office:value="19.252" calcext:value-type="float">
            <text:p>19.25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408s</text:p>
          </table:table-cell>
          <table:table-cell table:formula="of:=LEFT([.K41];LEN([.K41])-1)*1" office:value-type="float" office:value="19.408" calcext:value-type="float">
            <text:p>19.40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204s</text:p>
          </table:table-cell>
          <table:table-cell table:formula="of:=LEFT([.K42];LEN([.K42])-1)*1" office:value-type="float" office:value="19.204" calcext:value-type="float">
            <text:p>19.20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124s</text:p>
          </table:table-cell>
          <table:table-cell table:formula="of:=LEFT([.K43];LEN([.K43])-1)*1" office:value-type="float" office:value="19.124" calcext:value-type="float">
            <text:p>19.12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548s</text:p>
          </table:table-cell>
          <table:table-cell table:formula="of:=LEFT([.K44];LEN([.K44])-1)*1" office:value-type="float" office:value="19.548" calcext:value-type="float">
            <text:p>19.54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448s</text:p>
          </table:table-cell>
          <table:table-cell table:formula="of:=LEFT([.K45];LEN([.K45])-1)*1" office:value-type="float" office:value="19.448" calcext:value-type="float">
            <text:p>19.44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192s</text:p>
          </table:table-cell>
          <table:table-cell table:formula="of:=LEFT([.K46];LEN([.K46])-1)*1" office:value-type="float" office:value="19.192" calcext:value-type="float">
            <text:p>19.19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428s</text:p>
          </table:table-cell>
          <table:table-cell table:formula="of:=LEFT([.K47];LEN([.K47])-1)*1" office:value-type="float" office:value="19.428" calcext:value-type="float">
            <text:p>19.42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144s</text:p>
          </table:table-cell>
          <table:table-cell table:formula="of:=LEFT([.K48];LEN([.K48])-1)*1" office:value-type="float" office:value="19.144" calcext:value-type="float">
            <text:p>19.144</text:p>
          </table:table-cell>
          <table:table-cell table:number-columns-repeated="2"/>
        </table:table-row>
      </table:table>
      <table:table table:name="Grid-13" table:style-name="ta1">
        <table:shapes>
          <draw:frame draw:z-index="0" draw:style-name="gr1" draw:text-style-name="P1" svg:width="453.46pt" svg:height="255.26pt" svg:x="725.84pt" svg:y="1.5pt">
            <loext:p draw:notify-on-update-of-ranges="'Grid-13'.G12:'Grid-13'.G24 'Grid-13'.L1:'Grid-13'.L1 'Grid-13'.L12:'Grid-13'.L2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table:number-columns-repeated="2"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496s</text:p>
          </table:table-cell>
          <table:table-cell table:formula="of:=LEFT([.K2]; LEN([.K2])-1)*1" office:value-type="float" office:value="1.496" calcext:value-type="float">
            <text:p>1.49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896s</text:p>
          </table:table-cell>
          <table:table-cell table:formula="of:=LEFT([.K3]; LEN([.K3])-1)*1" office:value-type="float" office:value="1.896" calcext:value-type="float">
            <text:p>1.8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04s</text:p>
          </table:table-cell>
          <table:table-cell table:formula="of:=LEFT([.K4]; LEN([.K4])-1)*1" office:value-type="float" office:value="3.04" calcext:value-type="float">
            <text:p>3.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372s</text:p>
          </table:table-cell>
          <table:table-cell table:formula="of:=LEFT([.K5]; LEN([.K5])-1)*1" office:value-type="float" office:value="2.372" calcext:value-type="float">
            <text:p>2.37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.08s</text:p>
          </table:table-cell>
          <table:table-cell table:formula="of:=LEFT([.K6]; LEN([.K6])-1)*1" office:value-type="float" office:value="4.08" calcext:value-type="float">
            <text:p>4.0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1.14s</text:p>
          </table:table-cell>
          <table:table-cell table:formula="of:=LEFT([.K7]; LEN([.K7])-1)*1" office:value-type="float" office:value="21.14" calcext:value-type="float">
            <text:p>21.1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3.464s</text:p>
          </table:table-cell>
          <table:table-cell table:formula="of:=LEFT([.K8]; LEN([.K8])-1)*1" office:value-type="float" office:value="43.464" calcext:value-type="float">
            <text:p>43.46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6.36s</text:p>
          </table:table-cell>
          <table:table-cell table:formula="of:=LEFT([.K9]; LEN([.K9])-1)*1" office:value-type="float" office:value="66.36" calcext:value-type="float">
            <text:p>66.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9.88s</text:p>
          </table:table-cell>
          <table:table-cell table:formula="of:=LEFT([.K10]; LEN([.K10])-1)*1" office:value-type="float" office:value="39.88" calcext:value-type="float">
            <text:p>39.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8.532s</text:p>
          </table:table-cell>
          <table:table-cell table:formula="of:=LEFT([.K11]; LEN([.K11])-1)*1" office:value-type="float" office:value="108.532" calcext:value-type="float">
            <text:p>108.53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3.988s</text:p>
          </table:table-cell>
          <table:table-cell table:formula="of:=LEFT([.K12]; LEN([.K12])-1)*1" office:value-type="float" office:value="173.988" calcext:value-type="float">
            <text:p>173.98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88.256s</text:p>
          </table:table-cell>
          <table:table-cell table:formula="of:=LEFT([.K13]; LEN([.K13])-1)*1" office:value-type="float" office:value="688.256" calcext:value-type="float">
            <text:p>688.25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0.71s</text:p>
          </table:table-cell>
          <table:table-cell table:formula="of:=LEFT([.K14]; LEN([.K14])-1)*1" office:value-type="float" office:value="3000.71" calcext:value-type="float">
            <text:p>3000.7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994.676s</text:p>
          </table:table-cell>
          <table:table-cell table:formula="of:=LEFT([.K15]; LEN([.K15])-1)*1" office:value-type="float" office:value="994.676" calcext:value-type="float">
            <text:p>994.676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0.38s</text:p>
          </table:table-cell>
          <table:table-cell table:formula="of:=LEFT([.K16]; LEN([.K16])-1)*1" office:value-type="float" office:value="3000.38" calcext:value-type="float">
            <text:p>3000.3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1.45s</text:p>
          </table:table-cell>
          <table:table-cell table:formula="of:=LEFT([.K17]; LEN([.K17])-1)*1" office:value-type="float" office:value="3001.45" calcext:value-type="float">
            <text:p>3001.4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9.55s</text:p>
          </table:table-cell>
          <table:table-cell table:formula="of:=LEFT([.K18]; LEN([.K18])-1)*1" office:value-type="float" office:value="2999.55" calcext:value-type="float">
            <text:p>2999.5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9.46s</text:p>
          </table:table-cell>
          <table:table-cell table:formula="of:=LEFT([.K19]; LEN([.K19])-1)*1" office:value-type="float" office:value="2999.46" calcext:value-type="float">
            <text:p>2999.4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9.79s</text:p>
          </table:table-cell>
          <table:table-cell table:formula="of:=LEFT([.K20]; LEN([.K20])-1)*1" office:value-type="float" office:value="2999.79" calcext:value-type="float">
            <text:p>2999.7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0.15s</text:p>
          </table:table-cell>
          <table:table-cell table:formula="of:=LEFT([.K21]; LEN([.K21])-1)*1" office:value-type="float" office:value="3000.15" calcext:value-type="float">
            <text:p>3000.1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0.65s</text:p>
          </table:table-cell>
          <table:table-cell table:formula="of:=LEFT([.K22]; LEN([.K22])-1)*1" office:value-type="float" office:value="3000.65" calcext:value-type="float">
            <text:p>3000.6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525.98s</text:p>
          </table:table-cell>
          <table:table-cell table:formula="of:=LEFT([.K23]; LEN([.K23])-1)*1" office:value-type="float" office:value="2525.98" calcext:value-type="float">
            <text:p>2525.98</text:p>
          </table:table-cell>
          <table:table-cell office:value-type="string" calcext:value-type="string">
            <text:p>U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78.636s</text:p>
          </table:table-cell>
          <table:table-cell table:formula="of:=LEFT([.K24]; LEN([.K24])-1)*1" office:value-type="float" office:value="578.636" calcext:value-type="float">
            <text:p>578.63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5.924s</text:p>
          </table:table-cell>
          <table:table-cell table:formula="of:=LEFT([.K25]; LEN([.K25])-1)*1" office:value-type="float" office:value="45.924" calcext:value-type="float">
            <text:p>45.9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8.804s</text:p>
          </table:table-cell>
          <table:table-cell table:formula="of:=LEFT([.K26]; LEN([.K26])-1)*1" office:value-type="float" office:value="38.804" calcext:value-type="float">
            <text:p>38.80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5.2s</text:p>
          </table:table-cell>
          <table:table-cell table:formula="of:=LEFT([.K27]; LEN([.K27])-1)*1" office:value-type="float" office:value="75.2" calcext:value-type="float">
            <text:p>75.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17.82s</text:p>
          </table:table-cell>
          <table:table-cell table:formula="of:=LEFT([.K28]; LEN([.K28])-1)*1" office:value-type="float" office:value="117.82" calcext:value-type="float">
            <text:p>117.8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3.14s</text:p>
          </table:table-cell>
          <table:table-cell table:formula="of:=LEFT([.K29]; LEN([.K29])-1)*1" office:value-type="float" office:value="23.14" calcext:value-type="float">
            <text:p>23.1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8.968s</text:p>
          </table:table-cell>
          <table:table-cell table:formula="of:=LEFT([.K30]; LEN([.K30])-1)*1" office:value-type="float" office:value="28.968" calcext:value-type="float">
            <text:p>28.96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408s</text:p>
          </table:table-cell>
          <table:table-cell table:formula="of:=LEFT([.K31]; LEN([.K31])-1)*1" office:value-type="float" office:value="3.408" calcext:value-type="float">
            <text:p>3.40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988s</text:p>
          </table:table-cell>
          <table:table-cell table:formula="of:=LEFT([.K32]; LEN([.K32])-1)*1" office:value-type="float" office:value="1.988" calcext:value-type="float">
            <text:p>1.98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704s</text:p>
          </table:table-cell>
          <table:table-cell table:formula="of:=LEFT([.K33]; LEN([.K33])-1)*1" office:value-type="float" office:value="6.704" calcext:value-type="float">
            <text:p>6.70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9.964s</text:p>
          </table:table-cell>
          <table:table-cell table:formula="of:=LEFT([.K34]; LEN([.K34])-1)*1" office:value-type="float" office:value="9.964" calcext:value-type="float">
            <text:p>9.96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336s</text:p>
          </table:table-cell>
          <table:table-cell table:formula="of:=LEFT([.K35]; LEN([.K35])-1)*1" office:value-type="float" office:value="2.336" calcext:value-type="float">
            <text:p>2.33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76s</text:p>
          </table:table-cell>
          <table:table-cell table:formula="of:=LEFT([.K36]; LEN([.K36])-1)*1" office:value-type="float" office:value="2.76" calcext:value-type="float">
            <text:p>2.7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828s</text:p>
          </table:table-cell>
          <table:table-cell table:formula="of:=LEFT([.K37]; LEN([.K37])-1)*1" office:value-type="float" office:value="1.828" calcext:value-type="float">
            <text:p>1.82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98s</text:p>
          </table:table-cell>
          <table:table-cell table:formula="of:=LEFT([.K38]; LEN([.K38])-1)*1" office:value-type="float" office:value="2.98" calcext:value-type="float">
            <text:p>2.9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976s</text:p>
          </table:table-cell>
          <table:table-cell table:formula="of:=LEFT([.K39]; LEN([.K39])-1)*1" office:value-type="float" office:value="1.976" calcext:value-type="float">
            <text:p>1.97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036s</text:p>
          </table:table-cell>
          <table:table-cell table:formula="of:=LEFT([.K40]; LEN([.K40])-1)*1" office:value-type="float" office:value="2.036" calcext:value-type="float">
            <text:p>2.03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028s</text:p>
          </table:table-cell>
          <table:table-cell table:formula="of:=LEFT([.K41]; LEN([.K41])-1)*1" office:value-type="float" office:value="2.028" calcext:value-type="float">
            <text:p>2.02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356s</text:p>
          </table:table-cell>
          <table:table-cell table:formula="of:=LEFT([.K42]; LEN([.K42])-1)*1" office:value-type="float" office:value="2.356" calcext:value-type="float">
            <text:p>2.35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196s</text:p>
          </table:table-cell>
          <table:table-cell table:formula="of:=LEFT([.K43]; LEN([.K43])-1)*1" office:value-type="float" office:value="2.196" calcext:value-type="float">
            <text:p>2.19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132s</text:p>
          </table:table-cell>
          <table:table-cell table:formula="of:=LEFT([.K44]; LEN([.K44])-1)*1" office:value-type="float" office:value="2.132" calcext:value-type="float">
            <text:p>2.13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304s</text:p>
          </table:table-cell>
          <table:table-cell table:formula="of:=LEFT([.K45]; LEN([.K45])-1)*1" office:value-type="float" office:value="2.304" calcext:value-type="float">
            <text:p>2.30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164s</text:p>
          </table:table-cell>
          <table:table-cell table:formula="of:=LEFT([.K46]; LEN([.K46])-1)*1" office:value-type="float" office:value="2.164" calcext:value-type="float">
            <text:p>2.16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328s</text:p>
          </table:table-cell>
          <table:table-cell table:formula="of:=LEFT([.K47]; LEN([.K47])-1)*1" office:value-type="float" office:value="2.328" calcext:value-type="float">
            <text:p>2.32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184s</text:p>
          </table:table-cell>
          <table:table-cell table:formula="of:=LEFT([.K48]; LEN([.K48])-1)*1" office:value-type="float" office:value="2.184" calcext:value-type="float">
            <text:p>2.18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568s</text:p>
          </table:table-cell>
          <table:table-cell table:formula="of:=LEFT([.K49]; LEN([.K49])-1)*1" office:value-type="float" office:value="2.568" calcext:value-type="float">
            <text:p>2.56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224s</text:p>
          </table:table-cell>
          <table:table-cell table:formula="of:=LEFT([.K50]; LEN([.K50])-1)*1" office:value-type="float" office:value="2.224" calcext:value-type="float">
            <text:p>2.22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188s</text:p>
          </table:table-cell>
          <table:table-cell table:formula="of:=LEFT([.K51]; LEN([.K51])-1)*1" office:value-type="float" office:value="2.188" calcext:value-type="float">
            <text:p>2.18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324s</text:p>
          </table:table-cell>
          <table:table-cell table:formula="of:=LEFT([.K52]; LEN([.K52])-1)*1" office:value-type="float" office:value="2.324" calcext:value-type="float">
            <text:p>2.32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684s</text:p>
          </table:table-cell>
          <table:table-cell table:formula="of:=LEFT([.K53]; LEN([.K53])-1)*1" office:value-type="float" office:value="2.684" calcext:value-type="float">
            <text:p>2.68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204s</text:p>
          </table:table-cell>
          <table:table-cell table:formula="of:=LEFT([.K54]; LEN([.K54])-1)*1" office:value-type="float" office:value="2.204" calcext:value-type="float">
            <text:p>2.20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332s</text:p>
          </table:table-cell>
          <table:table-cell table:formula="of:=LEFT([.K55]; LEN([.K55])-1)*1" office:value-type="float" office:value="2.332" calcext:value-type="float">
            <text:p>2.33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556s</text:p>
          </table:table-cell>
          <table:table-cell table:formula="of:=LEFT([.K56]; LEN([.K56])-1)*1" office:value-type="float" office:value="2.556" calcext:value-type="float">
            <text:p>2.556</text:p>
          </table:table-cell>
          <table:table-cell/>
        </table:table-row>
      </table:table>
      <table:table table:name="Grid-14" table:style-name="ta1">
        <table:shapes>
          <draw:frame draw:z-index="0" draw:style-name="gr1" draw:text-style-name="P1" svg:width="454.03pt" svg:height="255.23pt" svg:x="622.26pt" svg:y="7.54pt">
            <loext:p draw:notify-on-update-of-ranges="'Grid-14'.G10:'Grid-14'.G29 'Grid-14'.L10:'Grid-14'.L2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table:number-columns-repeated="2"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12s</text:p>
          </table:table-cell>
          <table:table-cell table:formula="of:=LEFT([.K2];LEN([.K2])-1)*1" office:value-type="float" office:value="2.12" calcext:value-type="float">
            <text:p>2.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8s</text:p>
          </table:table-cell>
          <table:table-cell table:formula="of:=LEFT([.K3];LEN([.K3])-1)*1"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396s</text:p>
          </table:table-cell>
          <table:table-cell table:formula="of:=LEFT([.K4];LEN([.K4])-1)*1" office:value-type="float" office:value="2.396" calcext:value-type="float">
            <text:p>2.3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848s</text:p>
          </table:table-cell>
          <table:table-cell table:formula="of:=LEFT([.K5];LEN([.K5])-1)*1" office:value-type="float" office:value="8.848" calcext:value-type="float">
            <text:p>8.8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.868s</text:p>
          </table:table-cell>
          <table:table-cell table:formula="of:=LEFT([.K6];LEN([.K6])-1)*1" office:value-type="float" office:value="12.868" calcext:value-type="float">
            <text:p>12.86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.552s</text:p>
          </table:table-cell>
          <table:table-cell table:formula="of:=LEFT([.K7];LEN([.K7])-1)*1" office:value-type="float" office:value="7.552" calcext:value-type="float">
            <text:p>7.55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.032s</text:p>
          </table:table-cell>
          <table:table-cell table:formula="of:=LEFT([.K8];LEN([.K8])-1)*1" office:value-type="float" office:value="14.032" calcext:value-type="float">
            <text:p>14.03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6.696s</text:p>
          </table:table-cell>
          <table:table-cell table:formula="of:=LEFT([.K9];LEN([.K9])-1)*1" office:value-type="float" office:value="46.696" calcext:value-type="float">
            <text:p>46.69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4.212s</text:p>
          </table:table-cell>
          <table:table-cell table:formula="of:=LEFT([.K10];LEN([.K10])-1)*1" office:value-type="float" office:value="44.212" calcext:value-type="float">
            <text:p>44.2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85.448s</text:p>
          </table:table-cell>
          <table:table-cell table:formula="of:=LEFT([.K11];LEN([.K11])-1)*1" office:value-type="float" office:value="185.448" calcext:value-type="float">
            <text:p>185.44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32.37s</text:p>
          </table:table-cell>
          <table:table-cell table:formula="of:=LEFT([.K12];LEN([.K12])-1)*1" office:value-type="float" office:value="1232.37" calcext:value-type="float">
            <text:p>1232.37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0.54s</text:p>
          </table:table-cell>
          <table:table-cell table:formula="of:=LEFT([.K13];LEN([.K13])-1)*1" office:value-type="float" office:value="3000.54" calcext:value-type="float">
            <text:p>3000.5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3.23s</text:p>
          </table:table-cell>
          <table:table-cell table:formula="of:=LEFT([.K14];LEN([.K14])-1)*1" office:value-type="float" office:value="3003.23" calcext:value-type="float">
            <text:p>3003.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9.94s</text:p>
          </table:table-cell>
          <table:table-cell table:formula="of:=LEFT([.K15];LEN([.K15])-1)*1" office:value-type="float" office:value="2999.94" calcext:value-type="float">
            <text:p>2999.9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1.9s</text:p>
          </table:table-cell>
          <table:table-cell table:formula="of:=LEFT([.K16];LEN([.K16])-1)*1" office:value-type="float" office:value="3001.9" calcext:value-type="float">
            <text:p>3001.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0.32s</text:p>
          </table:table-cell>
          <table:table-cell table:formula="of:=LEFT([.K17];LEN([.K17])-1)*1" office:value-type="float" office:value="3000.32" calcext:value-type="float">
            <text:p>3000.3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9.61s</text:p>
          </table:table-cell>
          <table:table-cell table:formula="of:=LEFT([.K18];LEN([.K18])-1)*1" office:value-type="float" office:value="2999.61" calcext:value-type="float">
            <text:p>2999.6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9.79s</text:p>
          </table:table-cell>
          <table:table-cell table:formula="of:=LEFT([.K19];LEN([.K19])-1)*1" office:value-type="float" office:value="2999.79" calcext:value-type="float">
            <text:p>2999.7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9.36s</text:p>
          </table:table-cell>
          <table:table-cell table:formula="of:=LEFT([.K20];LEN([.K20])-1)*1" office:value-type="float" office:value="2999.36" calcext:value-type="float">
            <text:p>2999.3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9.59s</text:p>
          </table:table-cell>
          <table:table-cell table:formula="of:=LEFT([.K21];LEN([.K21])-1)*1" office:value-type="float" office:value="2999.59" calcext:value-type="float">
            <text:p>2999.5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1.7s</text:p>
          </table:table-cell>
          <table:table-cell table:formula="of:=LEFT([.K22];LEN([.K22])-1)*1" office:value-type="float" office:value="3001.7" calcext:value-type="float">
            <text:p>3001.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0.84s</text:p>
          </table:table-cell>
          <table:table-cell table:formula="of:=LEFT([.K23];LEN([.K23])-1)*1" office:value-type="float" office:value="3000.84" calcext:value-type="float">
            <text:p>3000.8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2.93s</text:p>
          </table:table-cell>
          <table:table-cell table:formula="of:=LEFT([.K24];LEN([.K24])-1)*1" office:value-type="float" office:value="3002.93" calcext:value-type="float">
            <text:p>3002.9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0.33s</text:p>
          </table:table-cell>
          <table:table-cell table:formula="of:=LEFT([.K25];LEN([.K25])-1)*1" office:value-type="float" office:value="3000.33" calcext:value-type="float">
            <text:p>3000.3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0.86s</text:p>
          </table:table-cell>
          <table:table-cell table:formula="of:=LEFT([.K26];LEN([.K26])-1)*1" office:value-type="float" office:value="3000.86" calcext:value-type="float">
            <text:p>3000.8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41.156s</text:p>
          </table:table-cell>
          <table:table-cell table:formula="of:=LEFT([.K27];LEN([.K27])-1)*1" office:value-type="float" office:value="841.156" calcext:value-type="float">
            <text:p>841.156</text:p>
          </table:table-cell>
          <table:table-cell office:value-type="string" calcext:value-type="string">
            <text:p>U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5.496s</text:p>
          </table:table-cell>
          <table:table-cell table:formula="of:=LEFT([.K28];LEN([.K28])-1)*1" office:value-type="float" office:value="225.496" calcext:value-type="float">
            <text:p>225.49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78.928s</text:p>
          </table:table-cell>
          <table:table-cell table:formula="of:=LEFT([.K29];LEN([.K29])-1)*1" office:value-type="float" office:value="578.928" calcext:value-type="float">
            <text:p>578.9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67.748s</text:p>
          </table:table-cell>
          <table:table-cell table:formula="of:=LEFT([.K30];LEN([.K30])-1)*1" office:value-type="float" office:value="267.748" calcext:value-type="float">
            <text:p>267.74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58.988s</text:p>
          </table:table-cell>
          <table:table-cell table:formula="of:=LEFT([.K31];LEN([.K31])-1)*1" office:value-type="float" office:value="158.988" calcext:value-type="float">
            <text:p>158.98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8.8s</text:p>
          </table:table-cell>
          <table:table-cell table:formula="of:=LEFT([.K32];LEN([.K32])-1)*1" office:value-type="float" office:value="48.8" calcext:value-type="float">
            <text:p>48.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12.92s</text:p>
          </table:table-cell>
          <table:table-cell table:formula="of:=LEFT([.K33];LEN([.K33])-1)*1" office:value-type="float" office:value="112.92" calcext:value-type="float">
            <text:p>112.9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.756s</text:p>
          </table:table-cell>
          <table:table-cell table:formula="of:=LEFT([.K34];LEN([.K34])-1)*1" office:value-type="float" office:value="5.756" calcext:value-type="float">
            <text:p>5.75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6.24s</text:p>
          </table:table-cell>
          <table:table-cell table:formula="of:=LEFT([.K35];LEN([.K35])-1)*1" office:value-type="float" office:value="26.24" calcext:value-type="float">
            <text:p>26.2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1.736s</text:p>
          </table:table-cell>
          <table:table-cell table:formula="of:=LEFT([.K36];LEN([.K36])-1)*1" office:value-type="float" office:value="71.736" calcext:value-type="float">
            <text:p>71.73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0.584s</text:p>
          </table:table-cell>
          <table:table-cell table:formula="of:=LEFT([.K37];LEN([.K37])-1)*1" office:value-type="float" office:value="30.584" calcext:value-type="float">
            <text:p>30.58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.956s</text:p>
          </table:table-cell>
          <table:table-cell table:formula="of:=LEFT([.K38];LEN([.K38])-1)*1" office:value-type="float" office:value="14.956" calcext:value-type="float">
            <text:p>14.95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368s</text:p>
          </table:table-cell>
          <table:table-cell table:formula="of:=LEFT([.K39];LEN([.K39])-1)*1" office:value-type="float" office:value="3.368" calcext:value-type="float">
            <text:p>3.36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016s</text:p>
          </table:table-cell>
          <table:table-cell table:formula="of:=LEFT([.K40];LEN([.K40])-1)*1" office:value-type="float" office:value="3.016" calcext:value-type="float">
            <text:p>3.01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484s</text:p>
          </table:table-cell>
          <table:table-cell table:formula="of:=LEFT([.K41];LEN([.K41])-1)*1" office:value-type="float" office:value="8.484" calcext:value-type="float">
            <text:p>8.48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436s</text:p>
          </table:table-cell>
          <table:table-cell table:formula="of:=LEFT([.K42];LEN([.K42])-1)*1" office:value-type="float" office:value="3.436" calcext:value-type="float">
            <text:p>3.43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.156s</text:p>
          </table:table-cell>
          <table:table-cell table:formula="of:=LEFT([.K43];LEN([.K43])-1)*1" office:value-type="float" office:value="4.156" calcext:value-type="float">
            <text:p>4.15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.648s</text:p>
          </table:table-cell>
          <table:table-cell table:formula="of:=LEFT([.K44];LEN([.K44])-1)*1" office:value-type="float" office:value="5.648" calcext:value-type="float">
            <text:p>5.64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32s</text:p>
          </table:table-cell>
          <table:table-cell table:formula="of:=LEFT([.K45];LEN([.K45])-1)*1" office:value-type="float" office:value="3.32" calcext:value-type="float">
            <text:p>3.3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06s</text:p>
          </table:table-cell>
          <table:table-cell table:formula="of:=LEFT([.K46];LEN([.K46])-1)*1" office:value-type="float" office:value="3.06" calcext:value-type="float">
            <text:p>3.0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228s</text:p>
          </table:table-cell>
          <table:table-cell table:formula="of:=LEFT([.K47];LEN([.K47])-1)*1" office:value-type="float" office:value="3.228" calcext:value-type="float">
            <text:p>3.22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28s</text:p>
          </table:table-cell>
          <table:table-cell table:formula="of:=LEFT([.K48];LEN([.K48])-1)*1" office:value-type="float" office:value="3.28" calcext:value-type="float">
            <text:p>3.2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264s</text:p>
          </table:table-cell>
          <table:table-cell table:formula="of:=LEFT([.K49];LEN([.K49])-1)*1" office:value-type="float" office:value="3.264" calcext:value-type="float">
            <text:p>3.26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356s</text:p>
          </table:table-cell>
          <table:table-cell table:formula="of:=LEFT([.K50];LEN([.K50])-1)*1" office:value-type="float" office:value="3.356" calcext:value-type="float">
            <text:p>3.35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244s</text:p>
          </table:table-cell>
          <table:table-cell table:formula="of:=LEFT([.K51];LEN([.K51])-1)*1" office:value-type="float" office:value="3.244" calcext:value-type="float">
            <text:p>3.24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204s</text:p>
          </table:table-cell>
          <table:table-cell table:formula="of:=LEFT([.K52];LEN([.K52])-1)*1" office:value-type="float" office:value="3.204" calcext:value-type="float">
            <text:p>3.20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68s</text:p>
          </table:table-cell>
          <table:table-cell table:formula="of:=LEFT([.K53];LEN([.K53])-1)*1" office:value-type="float" office:value="3.68" calcext:value-type="float">
            <text:p>3.6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416s</text:p>
          </table:table-cell>
          <table:table-cell table:formula="of:=LEFT([.K54];LEN([.K54])-1)*1" office:value-type="float" office:value="3.416" calcext:value-type="float">
            <text:p>3.41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388s</text:p>
          </table:table-cell>
          <table:table-cell table:formula="of:=LEFT([.K55];LEN([.K55])-1)*1" office:value-type="float" office:value="3.388" calcext:value-type="float">
            <text:p>3.38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884s</text:p>
          </table:table-cell>
          <table:table-cell table:formula="of:=LEFT([.K56];LEN([.K56])-1)*1" office:value-type="float" office:value="3.884" calcext:value-type="float">
            <text:p>3.88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916s</text:p>
          </table:table-cell>
          <table:table-cell table:formula="of:=LEFT([.K57];LEN([.K57])-1)*1" office:value-type="float" office:value="3.916" calcext:value-type="float">
            <text:p>3.91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356s</text:p>
          </table:table-cell>
          <table:table-cell table:formula="of:=LEFT([.K58];LEN([.K58])-1)*1" office:value-type="float" office:value="3.356" calcext:value-type="float">
            <text:p>3.35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436s</text:p>
          </table:table-cell>
          <table:table-cell table:formula="of:=LEFT([.K59];LEN([.K59])-1)*1" office:value-type="float" office:value="3.436" calcext:value-type="float">
            <text:p>3.43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844s</text:p>
          </table:table-cell>
          <table:table-cell table:formula="of:=LEFT([.K60];LEN([.K60])-1)*1" office:value-type="float" office:value="3.844" calcext:value-type="float">
            <text:p>3.84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888s</text:p>
          </table:table-cell>
          <table:table-cell table:formula="of:=LEFT([.K61];LEN([.K61])-1)*1" office:value-type="float" office:value="3.888" calcext:value-type="float">
            <text:p>3.88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868s</text:p>
          </table:table-cell>
          <table:table-cell table:formula="of:=LEFT([.K62];LEN([.K62])-1)*1" office:value-type="float" office:value="3.868" calcext:value-type="float">
            <text:p>3.86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868s</text:p>
          </table:table-cell>
          <table:table-cell table:formula="of:=LEFT([.K63];LEN([.K63])-1)*1" office:value-type="float" office:value="3.868" calcext:value-type="float">
            <text:p>3.86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696s</text:p>
          </table:table-cell>
          <table:table-cell table:formula="of:=LEFT([.K64];LEN([.K64])-1)*1" office:value-type="float" office:value="3.696" calcext:value-type="float">
            <text:p>3.69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548s</text:p>
          </table:table-cell>
          <table:table-cell table:formula="of:=LEFT([.K65];LEN([.K65])-1)*1" office:value-type="float" office:value="3.548" calcext:value-type="float">
            <text:p>3.548</text:p>
          </table:table-cell>
          <table:table-cell/>
        </table:table-row>
      </table:table>
      <table:table table:name="Grid-15" table:style-name="ta1">
        <table:shapes>
          <draw:frame draw:z-index="0" draw:style-name="gr1" draw:text-style-name="P1" svg:width="453.51pt" svg:height="255.09pt" svg:x="517.38pt" svg:y="2.83pt">
            <loext:p draw:notify-on-update-of-ranges="'Grid-15'.G14:'Grid-15'.G35 'Grid-15'.L1:'Grid-15'.L1 'Grid-15'.L14:'Grid-15'.L3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table:number-columns-repeated="2"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488s</text:p>
          </table:table-cell>
          <table:table-cell table:formula="of:=LEFT([.K2];LEN([.K2])-1)*1" office:value-type="float" office:value="3.488" calcext:value-type="float">
            <text:p>3.4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94s</text:p>
          </table:table-cell>
          <table:table-cell table:formula="of:=LEFT([.K3];LEN([.K3])-1)*1" office:value-type="float" office:value="3.94" calcext:value-type="float">
            <text:p>3.9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.972s</text:p>
          </table:table-cell>
          <table:table-cell table:formula="of:=LEFT([.K4];LEN([.K4])-1)*1" office:value-type="float" office:value="7.972" calcext:value-type="float">
            <text:p>7.9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.356s</text:p>
          </table:table-cell>
          <table:table-cell table:formula="of:=LEFT([.K5];LEN([.K5])-1)*1" office:value-type="float" office:value="4.356" calcext:value-type="float">
            <text:p>4.3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.24s</text:p>
          </table:table-cell>
          <table:table-cell table:formula="of:=LEFT([.K6];LEN([.K6])-1)*1" office:value-type="float" office:value="7.24" calcext:value-type="float">
            <text:p>7.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652s</text:p>
          </table:table-cell>
          <table:table-cell table:formula="of:=LEFT([.K7];LEN([.K7])-1)*1" office:value-type="float" office:value="19.652" calcext:value-type="float">
            <text:p>19.65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8.556s</text:p>
          </table:table-cell>
          <table:table-cell table:formula="of:=LEFT([.K8];LEN([.K8])-1)*1" office:value-type="float" office:value="18.556" calcext:value-type="float">
            <text:p>18.5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1.488s</text:p>
          </table:table-cell>
          <table:table-cell table:formula="of:=LEFT([.K9];LEN([.K9])-1)*1" office:value-type="float" office:value="11.488" calcext:value-type="float">
            <text:p>11.48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4.08s</text:p>
          </table:table-cell>
          <table:table-cell table:formula="of:=LEFT([.K10];LEN([.K10])-1)*1" office:value-type="float" office:value="124.08" calcext:value-type="float">
            <text:p>124.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33.428s</text:p>
          </table:table-cell>
          <table:table-cell table:formula="of:=LEFT([.K11];LEN([.K11])-1)*1" office:value-type="float" office:value="133.428" calcext:value-type="float">
            <text:p>133.42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51.744s</text:p>
          </table:table-cell>
          <table:table-cell table:formula="of:=LEFT([.K12];LEN([.K12])-1)*1" office:value-type="float" office:value="551.744" calcext:value-type="float">
            <text:p>551.74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02.324s</text:p>
          </table:table-cell>
          <table:table-cell table:formula="of:=LEFT([.K13];LEN([.K13])-1)*1" office:value-type="float" office:value="602.324" calcext:value-type="float">
            <text:p>602.3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23.91s</text:p>
          </table:table-cell>
          <table:table-cell table:formula="of:=LEFT([.K14];LEN([.K14])-1)*1" office:value-type="float" office:value="1723.91" calcext:value-type="float">
            <text:p>1723.9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9.86s</text:p>
          </table:table-cell>
          <table:table-cell table:formula="of:=LEFT([.K15];LEN([.K15])-1)*1" office:value-type="float" office:value="2999.86" calcext:value-type="float">
            <text:p>2999.8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90.67s</text:p>
          </table:table-cell>
          <table:table-cell table:formula="of:=LEFT([.K16];LEN([.K16])-1)*1" office:value-type="float" office:value="1790.67" calcext:value-type="float">
            <text:p>1790.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135.38s</text:p>
          </table:table-cell>
          <table:table-cell table:formula="of:=LEFT([.K17];LEN([.K17])-1)*1" office:value-type="float" office:value="1135.38" calcext:value-type="float">
            <text:p>1135.38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10.4s</text:p>
          </table:table-cell>
          <table:table-cell table:formula="of:=LEFT([.K18];LEN([.K18])-1)*1" office:value-type="float" office:value="3010.4" calcext:value-type="float">
            <text:p>3010.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9.16s</text:p>
          </table:table-cell>
          <table:table-cell table:formula="of:=LEFT([.K19];LEN([.K19])-1)*1" office:value-type="float" office:value="2999.16" calcext:value-type="float">
            <text:p>2999.1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9.35s</text:p>
          </table:table-cell>
          <table:table-cell table:formula="of:=LEFT([.K20];LEN([.K20])-1)*1" office:value-type="float" office:value="2999.35" calcext:value-type="float">
            <text:p>2999.3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2.46s</text:p>
          </table:table-cell>
          <table:table-cell table:formula="of:=LEFT([.K21];LEN([.K21])-1)*1" office:value-type="float" office:value="3002.46" calcext:value-type="float">
            <text:p>3002.4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2.12s</text:p>
          </table:table-cell>
          <table:table-cell table:formula="of:=LEFT([.K22];LEN([.K22])-1)*1" office:value-type="float" office:value="3002.12" calcext:value-type="float">
            <text:p>3002.1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9.73s</text:p>
          </table:table-cell>
          <table:table-cell table:formula="of:=LEFT([.K23];LEN([.K23])-1)*1" office:value-type="float" office:value="2999.73" calcext:value-type="float">
            <text:p>2999.7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9.97s</text:p>
          </table:table-cell>
          <table:table-cell table:formula="of:=LEFT([.K24];LEN([.K24])-1)*1" office:value-type="float" office:value="2999.97" calcext:value-type="float">
            <text:p>2999.9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3.42s</text:p>
          </table:table-cell>
          <table:table-cell table:formula="of:=LEFT([.K25];LEN([.K25])-1)*1" office:value-type="float" office:value="3003.42" calcext:value-type="float">
            <text:p>3003.4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9.75s</text:p>
          </table:table-cell>
          <table:table-cell table:formula="of:=LEFT([.K26];LEN([.K26])-1)*1" office:value-type="float" office:value="2999.75" calcext:value-type="float">
            <text:p>2999.7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0.19s</text:p>
          </table:table-cell>
          <table:table-cell table:formula="of:=LEFT([.K27];LEN([.K27])-1)*1" office:value-type="float" office:value="3000.19" calcext:value-type="float">
            <text:p>3000.1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9.91s</text:p>
          </table:table-cell>
          <table:table-cell table:formula="of:=LEFT([.K28];LEN([.K28])-1)*1" office:value-type="float" office:value="2999.91" calcext:value-type="float">
            <text:p>2999.9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0.41s</text:p>
          </table:table-cell>
          <table:table-cell table:formula="of:=LEFT([.K29];LEN([.K29])-1)*1" office:value-type="float" office:value="3000.41" calcext:value-type="float">
            <text:p>3000.4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9.62s</text:p>
          </table:table-cell>
          <table:table-cell table:formula="of:=LEFT([.K30];LEN([.K30])-1)*1" office:value-type="float" office:value="2999.62" calcext:value-type="float">
            <text:p>2999.6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0.12s</text:p>
          </table:table-cell>
          <table:table-cell table:formula="of:=LEFT([.K31];LEN([.K31])-1)*1" office:value-type="float" office:value="3000.12" calcext:value-type="float">
            <text:p>3000.1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26.12s</text:p>
          </table:table-cell>
          <table:table-cell table:formula="of:=LEFT([.K32];LEN([.K32])-1)*1" office:value-type="float" office:value="326.12" calcext:value-type="float">
            <text:p>326.12</text:p>
          </table:table-cell>
          <table:table-cell office:value-type="string" calcext:value-type="string">
            <text:p>U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847.93s</text:p>
          </table:table-cell>
          <table:table-cell table:formula="of:=LEFT([.K33];LEN([.K33])-1)*1" office:value-type="float" office:value="1847.93" calcext:value-type="float">
            <text:p>1847.9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37.572s</text:p>
          </table:table-cell>
          <table:table-cell table:formula="of:=LEFT([.K34];LEN([.K34])-1)*1" office:value-type="float" office:value="437.572" calcext:value-type="float">
            <text:p>437.57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57.472s</text:p>
          </table:table-cell>
          <table:table-cell table:formula="of:=LEFT([.K35];LEN([.K35])-1)*1" office:value-type="float" office:value="457.472" calcext:value-type="float">
            <text:p>457.47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83.504s</text:p>
          </table:table-cell>
          <table:table-cell table:formula="of:=LEFT([.K36];LEN([.K36])-1)*1" office:value-type="float" office:value="183.504" calcext:value-type="float">
            <text:p>183.50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11.848s</text:p>
          </table:table-cell>
          <table:table-cell table:formula="of:=LEFT([.K37];LEN([.K37])-1)*1" office:value-type="float" office:value="311.848" calcext:value-type="float">
            <text:p>311.84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11.056s</text:p>
          </table:table-cell>
          <table:table-cell table:formula="of:=LEFT([.K38];LEN([.K38])-1)*1" office:value-type="float" office:value="311.056" calcext:value-type="float">
            <text:p>311.05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18.72s</text:p>
          </table:table-cell>
          <table:table-cell table:formula="of:=LEFT([.K39];LEN([.K39])-1)*1" office:value-type="float" office:value="218.72" calcext:value-type="float">
            <text:p>218.7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9.76s</text:p>
          </table:table-cell>
          <table:table-cell table:formula="of:=LEFT([.K40];LEN([.K40])-1)*1" office:value-type="float" office:value="229.76" calcext:value-type="float">
            <text:p>229.7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10.104s</text:p>
          </table:table-cell>
          <table:table-cell table:formula="of:=LEFT([.K41];LEN([.K41])-1)*1" office:value-type="float" office:value="310.104" calcext:value-type="float">
            <text:p>310.10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.112s</text:p>
          </table:table-cell>
          <table:table-cell table:formula="of:=LEFT([.K42];LEN([.K42])-1)*1" office:value-type="float" office:value="20.112" calcext:value-type="float">
            <text:p>20.11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4.532s</text:p>
          </table:table-cell>
          <table:table-cell table:formula="of:=LEFT([.K43];LEN([.K43])-1)*1" office:value-type="float" office:value="74.532" calcext:value-type="float">
            <text:p>74.53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.056s</text:p>
          </table:table-cell>
          <table:table-cell table:formula="of:=LEFT([.K44];LEN([.K44])-1)*1" office:value-type="float" office:value="12.056" calcext:value-type="float">
            <text:p>12.05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9.332s</text:p>
          </table:table-cell>
          <table:table-cell table:formula="of:=LEFT([.K45];LEN([.K45])-1)*1" office:value-type="float" office:value="9.332" calcext:value-type="float">
            <text:p>9.33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8.708s</text:p>
          </table:table-cell>
          <table:table-cell table:formula="of:=LEFT([.K46];LEN([.K46])-1)*1" office:value-type="float" office:value="38.708" calcext:value-type="float">
            <text:p>38.70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.816s</text:p>
          </table:table-cell>
          <table:table-cell table:formula="of:=LEFT([.K47];LEN([.K47])-1)*1" office:value-type="float" office:value="12.816" calcext:value-type="float">
            <text:p>12.81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.104s</text:p>
          </table:table-cell>
          <table:table-cell table:formula="of:=LEFT([.K48];LEN([.K48])-1)*1" office:value-type="float" office:value="17.104" calcext:value-type="float">
            <text:p>17.10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.452s</text:p>
          </table:table-cell>
          <table:table-cell table:formula="of:=LEFT([.K49];LEN([.K49])-1)*1" office:value-type="float" office:value="12.452" calcext:value-type="float">
            <text:p>12.45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04s</text:p>
          </table:table-cell>
          <table:table-cell table:formula="of:=LEFT([.K50];LEN([.K50])-1)*1" office:value-type="float" office:value="6.04" calcext:value-type="float">
            <text:p>6.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.728s</text:p>
          </table:table-cell>
          <table:table-cell table:formula="of:=LEFT([.K51];LEN([.K51])-1)*1" office:value-type="float" office:value="5.728" calcext:value-type="float">
            <text:p>5.72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088s</text:p>
          </table:table-cell>
          <table:table-cell table:formula="of:=LEFT([.K52];LEN([.K52])-1)*1" office:value-type="float" office:value="6.088" calcext:value-type="float">
            <text:p>6.08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6.832s</text:p>
          </table:table-cell>
          <table:table-cell table:formula="of:=LEFT([.K53];LEN([.K53])-1)*1" office:value-type="float" office:value="16.832" calcext:value-type="float">
            <text:p>16.83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172s</text:p>
          </table:table-cell>
          <table:table-cell table:formula="of:=LEFT([.K54];LEN([.K54])-1)*1" office:value-type="float" office:value="6.172" calcext:value-type="float">
            <text:p>6.17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208s</text:p>
          </table:table-cell>
          <table:table-cell table:formula="of:=LEFT([.K55];LEN([.K55])-1)*1" office:value-type="float" office:value="6.208" calcext:value-type="float">
            <text:p>6.20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.288s</text:p>
          </table:table-cell>
          <table:table-cell table:formula="of:=LEFT([.K56];LEN([.K56])-1)*1" office:value-type="float" office:value="5.288" calcext:value-type="float">
            <text:p>5.28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.812s</text:p>
          </table:table-cell>
          <table:table-cell table:formula="of:=LEFT([.K57];LEN([.K57])-1)*1" office:value-type="float" office:value="5.812" calcext:value-type="float">
            <text:p>5.8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46s</text:p>
          </table:table-cell>
          <table:table-cell table:formula="of:=LEFT([.K58];LEN([.K58])-1)*1" office:value-type="float" office:value="6.46" calcext:value-type="float">
            <text:p>6.4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.76s</text:p>
          </table:table-cell>
          <table:table-cell table:formula="of:=LEFT([.K59];LEN([.K59])-1)*1" office:value-type="float" office:value="7.76" calcext:value-type="float">
            <text:p>7.7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.752s</text:p>
          </table:table-cell>
          <table:table-cell table:formula="of:=LEFT([.K60];LEN([.K60])-1)*1" office:value-type="float" office:value="5.752" calcext:value-type="float">
            <text:p>5.75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.332s</text:p>
          </table:table-cell>
          <table:table-cell table:formula="of:=LEFT([.K61];LEN([.K61])-1)*1" office:value-type="float" office:value="5.332" calcext:value-type="float">
            <text:p>5.33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.608s</text:p>
          </table:table-cell>
          <table:table-cell table:formula="of:=LEFT([.K62];LEN([.K62])-1)*1" office:value-type="float" office:value="5.608" calcext:value-type="float">
            <text:p>5.60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316s</text:p>
          </table:table-cell>
          <table:table-cell table:formula="of:=LEFT([.K63];LEN([.K63])-1)*1" office:value-type="float" office:value="6.316" calcext:value-type="float">
            <text:p>6.31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.584s</text:p>
          </table:table-cell>
          <table:table-cell table:formula="of:=LEFT([.K64];LEN([.K64])-1)*1" office:value-type="float" office:value="5.584" calcext:value-type="float">
            <text:p>5.58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.992s</text:p>
          </table:table-cell>
          <table:table-cell table:formula="of:=LEFT([.K65];LEN([.K65])-1)*1" office:value-type="float" office:value="5.992" calcext:value-type="float">
            <text:p>5.99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.952s</text:p>
          </table:table-cell>
          <table:table-cell table:formula="of:=LEFT([.K66];LEN([.K66])-1)*1" office:value-type="float" office:value="5.952" calcext:value-type="float">
            <text:p>5.95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372s</text:p>
          </table:table-cell>
          <table:table-cell table:formula="of:=LEFT([.K67];LEN([.K67])-1)*1" office:value-type="float" office:value="6.372" calcext:value-type="float">
            <text:p>6.37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428s</text:p>
          </table:table-cell>
          <table:table-cell table:formula="of:=LEFT([.K68];LEN([.K68])-1)*1" office:value-type="float" office:value="6.428" calcext:value-type="float">
            <text:p>6.42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.284s</text:p>
          </table:table-cell>
          <table:table-cell table:formula="of:=LEFT([.K69];LEN([.K69])-1)*1" office:value-type="float" office:value="7.284" calcext:value-type="float">
            <text:p>7.28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032s</text:p>
          </table:table-cell>
          <table:table-cell table:formula="of:=LEFT([.K70];LEN([.K70])-1)*1" office:value-type="float" office:value="6.032" calcext:value-type="float">
            <text:p>6.03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176s</text:p>
          </table:table-cell>
          <table:table-cell table:formula="of:=LEFT([.K71];LEN([.K71])-1)*1" office:value-type="float" office:value="6.176" calcext:value-type="float">
            <text:p>6.17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328s</text:p>
          </table:table-cell>
          <table:table-cell table:formula="of:=LEFT([.K72];LEN([.K72])-1)*1" office:value-type="float" office:value="6.328" calcext:value-type="float">
            <text:p>6.32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.884s</text:p>
          </table:table-cell>
          <table:table-cell table:formula="of:=LEFT([.K73];LEN([.K73])-1)*1" office:value-type="float" office:value="5.884" calcext:value-type="float">
            <text:p>5.88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.692s</text:p>
          </table:table-cell>
          <table:table-cell table:formula="of:=LEFT([.K74];LEN([.K74])-1)*1" office:value-type="float" office:value="5.692" calcext:value-type="float">
            <text:p>5.69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.648s</text:p>
          </table:table-cell>
          <table:table-cell table:formula="of:=LEFT([.K75];LEN([.K75])-1)*1" office:value-type="float" office:value="5.648" calcext:value-type="float">
            <text:p>5.648</text:p>
          </table:table-cell>
          <table:table-cell/>
        </table:table-row>
      </table:table>
      <table:table table:name="Sheet5" table:style-name="ta1">
        <table:shapes>
          <draw:frame draw:z-index="0" draw:style-name="gr1" draw:text-style-name="P1" svg:width="453.46pt" svg:height="255.26pt" svg:x="862.44pt" svg:y="93.37pt">
            <loext:p draw:notify-on-update-of-ranges="Sheet5.A2:Sheet5.A5 Sheet5.L1:Sheet5.L1 Sheet5.L2:Sheet5.L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number-columns-repeated="11" table:default-cell-style-name="Default"/>
        <table:table-column table:style-name="co11" table:default-cell-style-name="ce2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office:value-type="string" calcext:value-type="string">
            <text:p>Finished</text:p>
          </table:table-cell>
          <table:table-cell table:number-columns-repeated="3"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3" calcext:value-type="float">
            <text:p>13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1.404s</text:p>
          </table:table-cell>
          <table:table-cell table:formula="of:=LEFT([.K2];LEN([.K2])-1)*1" office:value-type="float" office:value="1.404" calcext:value-type="float">
            <text:p>1.40</text:p>
          </table:table-cell>
          <table:table-cell table:formula="of:=[.L2]*1000" office:value-type="float" office:value="1404" calcext:value-type="float">
            <text:p>140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4.632s</text:p>
          </table:table-cell>
          <table:table-cell table:formula="of:=LEFT([.K3];LEN([.K3])-1)*1" office:value-type="float" office:value="4.632" calcext:value-type="float">
            <text:p>4.63</text:p>
          </table:table-cell>
          <table:table-cell table:formula="of:=[.L3]*1000" office:value-type="float" office:value="4632" calcext:value-type="float">
            <text:p>463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8" calcext:value-type="float">
            <text:p>18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70.624s</text:p>
          </table:table-cell>
          <table:table-cell table:formula="of:=LEFT([.K4];LEN([.K4])-1)*1" office:value-type="float" office:value="70.624" calcext:value-type="float">
            <text:p>70.62</text:p>
          </table:table-cell>
          <table:table-cell table:formula="of:=[.L4]*1000" office:value-type="float" office:value="70624" calcext:value-type="float">
            <text:p>7062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21" calcext:value-type="float">
            <text:p>2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422.02s</text:p>
          </table:table-cell>
          <table:table-cell table:formula="of:=LEFT([.K5];LEN([.K5])-1)*1" office:value-type="float" office:value="422.02" calcext:value-type="float">
            <text:p>422.02</text:p>
          </table:table-cell>
          <table:table-cell table:number-columns-repeated="2"/>
        </table:table-row>
        <table:table-row table:style-name="ro1" table:number-rows-repeated="10485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mpare" table:style-name="ta1">
        <table:shapes>
          <draw:frame draw:z-index="0" draw:style-name="gr1" draw:text-style-name="P1" svg:width="453.51pt" svg:height="255.09pt" svg:x="692.82pt" svg:y="291.23pt">
            <loext:p draw:notify-on-update-of-ranges="Compare.A2:Compare.A9 Compare.G1:Compare.G1 Compare.G2:Compare.G9 Compare.H1:Compare.H1 Compare.H2:Compare.H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Grid-12-22" table:style-name="ta1">
        <table:shapes>
          <draw:frame draw:z-index="0" draw:style-name="gr1" draw:text-style-name="P1" svg:width="810.94pt" svg:height="441.21pt" svg:x="302.83pt" svg:y="200.27pt">
            <loext:p draw:notify-on-update-of-ranges="'Grid-12-22'.H2:'Grid-12-22'.H17 'Grid-12-22'.L1:'Grid-12-22'.L1 'Grid-12-22'.L2:'Grid-12-22'.L17 'Grid-12-22'.M1:'Grid-12-22'.M1 'Grid-12-22'.M2:'Grid-12-22'.M17 'Grid-12-22'.N1:'Grid-12-22'.N1 'Grid-12-22'.N2:'Grid-12-22'.N17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1" table:number-columns-repeated="10" table:default-cell-style-name="Default"/>
        <table:table-column table:style-name="co11" table:default-cell-style-name="ce1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office:value-type="string" calcext:value-type="string">
            <text:p>Finished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Lowerbound</text:p>
          </table:table-cell>
          <table:table-cell office:value-type="string" calcext:value-type="string">
            <text:p>Upperbou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nul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true</text:p>
          </table:table-cell>
          <table:table-cell office:value-type="float" office:value="141.256" calcext:value-type="float">
            <text:p>141.25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nul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true</text:p>
          </table:table-cell>
          <table:table-cell office:value-type="float" office:value="161.916" calcext:value-type="float">
            <text:p>161.9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nul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true</text:p>
          </table:table-cell>
          <table:table-cell office:value-type="float" office:value="709.816" calcext:value-type="float">
            <text:p>709.8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nul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true</text:p>
          </table:table-cell>
          <table:table-cell office:value-type="float" office:value="1175.96" calcext:value-type="float">
            <text:p>1175.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true</text:p>
          </table:table-cell>
          <table:table-cell office:value-type="float" office:value="1074.23" calcext:value-type="float">
            <text:p>1074.2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nul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true</text:p>
          </table:table-cell>
          <table:table-cell office:value-type="float" office:value="1579.15" calcext:value-type="float">
            <text:p>1579.1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nul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true</text:p>
          </table:table-cell>
          <table:table-cell office:value-type="float" office:value="2623.63" calcext:value-type="float">
            <text:p>2623.6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<text:s/>nul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false</text:p>
          </table:table-cell>
          <table:table-cell table:number-columns-repeated="2" office:value-type="float" office:value="3000.04" calcext:value-type="float">
            <text:p>3000.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nul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false</text:p>
          </table:table-cell>
          <table:table-cell office:value-type="float" office:value="2999.7" calcext:value-type="float">
            <text:p>2999.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nul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false</text:p>
          </table:table-cell>
          <table:table-cell office:value-type="float" office:value="3000.28" calcext:value-type="float">
            <text:p>3000.2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nul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false</text:p>
          </table:table-cell>
          <table:table-cell office:value-type="float" office:value="2999.2" calcext:value-type="float">
            <text:p>2999.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nul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false</text:p>
          </table:table-cell>
          <table:table-cell office:value-type="float" office:value="2999.48" calcext:value-type="float">
            <text:p>2999.4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nul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false</text:p>
          </table:table-cell>
          <table:table-cell office:value-type="float" office:value="3000.69" calcext:value-type="float">
            <text:p>3000.6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true</text:p>
          </table:table-cell>
          <table:table-cell office:value-type="float" office:value="1892.01" calcext:value-type="float">
            <text:p>1892.01</text:p>
          </table:table-cell>
          <table:table-cell/>
          <table:table-cell office:value-type="float" office:value="1892.01" calcext:value-type="float">
            <text:p>1892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true</text:p>
          </table:table-cell>
          <table:table-cell office:value-type="float" office:value="532.256" calcext:value-type="float">
            <text:p>532.25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true</text:p>
          </table:table-cell>
          <table:table-cell office:value-type="float" office:value="315.756" calcext:value-type="float">
            <text:p>315.75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17:51:30.645052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05T16:43:46.971370182</dc:date>
    <meta:editing-duration>P5DT5H25M33S</meta:editing-duration>
    <meta:editing-cycles>13</meta:editing-cycles>
    <meta:document-statistic meta:table-count="11" meta:cell-count="477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'Grid-8'.G2:'Grid-8'.G20 'Grid-8'.M1:'Grid-8'.M20" chart:data-source-has-labels="both" svg:x="1.331cm" svg:y="0.18cm" svg:width="11.735cm" svg:height="7.659cm">
          <chartooo:coordinate-region svg:x="2.323cm" svg:y="0.379cm" svg:width="10.556cm" svg:height="6.813cm"/>
          <chart:axis chart:dimension="x" chart:name="primary-x" chart:style-name="ch4" chartooo:axis-type="auto">
            <chartooo:date-scale/>
            <chart:title svg:x="7.022cm" svg:y="8.019cm" chart:style-name="ch5">
              <text:p>C</text:p>
            </chart:title>
            <chart:categories table:cell-range-address="'Grid-8'.G2:'Grid-8'.G20"/>
          </chart:axis>
          <chart:axis chart:dimension="y" chart:name="primary-y" chart:style-name="ch4">
            <chart:title svg:x="0.451cm" svg:y="4.926cm" chart:style-name="ch6">
              <text:p>miliseconds</text:p>
            </chart:title>
            <chart:grid chart:style-name="ch7" chart:class="major"/>
          </chart:axis>
          <chart:series chart:style-name="ch8" chart:values-cell-range-address="'Grid-8'.M2:'Grid-8'.M20" chart:label-cell-address="'Grid-8'.M1:'Grid-8'.M1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8'.M1:'Grid-8'.M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Grid-8'.G2:'Grid-8'.G20</svg:desc>
                </draw:g>
              </table:table-cell>
              <table:table-cell office:value-type="float" office:value="636">
                <text:p>636</text:p>
                <draw:g>
                  <svg:desc>'Grid-8'.M2:'Grid-8'.M20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16">
                <text:p>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952cm" style:legend-expansion="high" chart:style-name="ch2"/>
        <chart:plot-area chart:style-name="ch3" table:cell-range-address="Compare.A2:Compare.A9 Compare.G1:Compare.H9" chart:data-source-has-labels="both" svg:x="1.331cm" svg:y="0.18cm" svg:width="12.529cm" svg:height="7.659cm">
          <chartooo:coordinate-region svg:x="1.952cm" svg:y="0.38cm" svg:width="11.721cm" svg:height="6.812cm"/>
          <chart:axis chart:dimension="x" chart:name="primary-x" chart:style-name="ch4" chartooo:axis-type="auto">
            <chartooo:date-scale/>
            <chart:title svg:x="7.498cm" svg:y="8.019cm" chart:style-name="ch5">
              <text:p>l</text:p>
            </chart:title>
            <chart:categories table:cell-range-address="Compare.A2:Compare.A9"/>
          </chart:axis>
          <chart:axis chart:dimension="y" chart:name="primary-y" chart:style-name="ch4">
            <chart:title svg:x="0.451cm" svg:y="5.085cm" chart:style-name="ch6">
              <text:p>Bound(vertex)</text:p>
            </chart:title>
            <chart:grid chart:style-name="ch7" chart:class="major"/>
          </chart:axis>
          <chart:series chart:style-name="ch8" chart:values-cell-range-address="Compare.G2:Compare.G9" chart:label-cell-address="Compare.G1:Compare.G1" chart:class="chart:line">
            <chart:data-point chart:repeated="8"/>
          </chart:series>
          <chart:series chart:style-name="ch9" chart:values-cell-range-address="Compare.H2:Compare.H9" chart:label-cell-address="Compare.H1:Compare.H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B</text:p>
                <draw:g>
                  <svg:desc>Compare.G1:Compare.G1</svg:desc>
                </draw:g>
              </table:table-cell>
              <table:table-cell office:value-type="string">
                <text:p>UB</text:p>
                <draw:g>
                  <svg:desc>Compare.H1:Compare.H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are.A2:Compare.A9</svg:desc>
                </draw:g>
              </table:table-cell>
              <table:table-cell office:value-type="float" office:value="13">
                <text:p>13</text:p>
                <draw:g>
                  <svg:desc>Compare.G2:Compare.G9</svg:desc>
                </draw:g>
              </table:table-cell>
              <table:table-cell office:value-type="float" office:value="13">
                <text:p>13</text:p>
                <draw:g>
                  <svg:desc>Compare.H2:Compare.H9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circle" chart:symbol-width="0.5cm" chart:symbol-height="0.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5cm" chart:symbol-height="0.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609cm" svg:height="15.566cm" xlink:href=".." xlink:type="simple" chart:class="chart:line" chart:style-name="ch1">
        <chart:legend chart:legend-position="end" svg:x="25.439cm" svg:y="6.986cm" style:legend-expansion="high" chart:style-name="ch2"/>
        <chart:plot-area chart:style-name="ch3" table:cell-range-address="'Grid-12-22'.H2:'Grid-12-22'.H17 'Grid-12-22'.L1:'Grid-12-22'.N17" chart:data-source-has-labels="both" svg:x="1.583cm" svg:y="0.311cm" svg:width="23.284cm" svg:height="13.963cm">
          <chartooo:coordinate-region svg:x="2.575cm" svg:y="0.511cm" svg:width="22.105cm" svg:height="13.116cm"/>
          <chart:axis chart:dimension="x" chart:name="primary-x" chart:style-name="ch4" chartooo:axis-type="auto">
            <chartooo:date-scale/>
            <chart:title svg:x="12.916cm" svg:y="14.585cm" chart:style-name="ch5">
              <text:p>c=k</text:p>
            </chart:title>
            <chart:categories table:cell-range-address="'Grid-12-22'.H2:'Grid-12-22'.H17"/>
          </chart:axis>
          <chart:axis chart:dimension="y" chart:name="primary-y" chart:style-name="ch4">
            <chart:title svg:x="0.451cm" svg:y="8.328cm" chart:style-name="ch6">
              <text:p>Duration(sec)</text:p>
            </chart:title>
            <chart:grid chart:style-name="ch7" chart:class="major"/>
          </chart:axis>
          <chart:series chart:style-name="ch8" chart:values-cell-range-address="'Grid-12-22'.L2:'Grid-12-22'.L17" chart:label-cell-address="'Grid-12-22'.L1:'Grid-12-22'.L1" chart:class="chart:line">
            <chart:data-point chart:repeated="6"/>
            <chart:data-point chart:style-name="ch9" chart:repeated="2"/>
            <chart:data-point chart:repeated="4"/>
            <chart:data-point chart:style-name="ch9" chart:repeated="2"/>
            <chart:data-point chart:repeated="2"/>
          </chart:series>
          <chart:series chart:style-name="ch10" chart:values-cell-range-address="'Grid-12-22'.M2:'Grid-12-22'.M17" chart:label-cell-address="'Grid-12-22'.M1:'Grid-12-22'.M1" chart:class="chart:line">
            <chart:data-point chart:repeated="16"/>
          </chart:series>
          <chart:series chart:style-name="ch11" chart:values-cell-range-address="'Grid-12-22'.N2:'Grid-12-22'.N17" chart:label-cell-address="'Grid-12-22'.N1:'Grid-12-22'.N1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12-22'.L1:'Grid-12-22'.L1</svg:desc>
                </draw:g>
              </table:table-cell>
              <table:table-cell office:value-type="string">
                <text:p>Lowerbound</text:p>
                <draw:g>
                  <svg:desc>'Grid-12-22'.M1:'Grid-12-22'.M1</svg:desc>
                </draw:g>
              </table:table-cell>
              <table:table-cell office:value-type="string">
                <text:p>Upperbound</text:p>
                <draw:g>
                  <svg:desc>'Grid-12-22'.N1:'Grid-12-22'.N1</svg:desc>
                </draw:g>
              </table:table-cell>
            </table:table-row>
          </table:table-header-rows>
          <table:table-rows>
            <table:table-row>
              <table:table-cell office:value-type="float" office:value="15">
                <text:p>15</text:p>
                <draw:g>
                  <svg:desc>'Grid-12-22'.H2:'Grid-12-22'.H17</svg:desc>
                </draw:g>
              </table:table-cell>
              <table:table-cell office:value-type="float" office:value="141.256">
                <text:p>141.256</text:p>
                <draw:g>
                  <svg:desc>'Grid-12-22'.L2:'Grid-12-22'.L17</svg:desc>
                </draw:g>
              </table:table-cell>
              <table:table-cell office:value-type="float" office:value="NaN">
                <text:p>NaN</text:p>
                <draw:g>
                  <svg:desc>'Grid-12-22'.M2:'Grid-12-22'.M17</svg:desc>
                </draw:g>
              </table:table-cell>
              <table:table-cell office:value-type="float" office:value="NaN">
                <text:p>NaN</text:p>
                <draw:g>
                  <svg:desc>'Grid-12-22'.N2:'Grid-12-22'.N17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1.916">
                <text:p>161.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09.816">
                <text:p>709.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75.96">
                <text:p>1175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74.23">
                <text:p>1074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79.15">
                <text:p>1579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623.63">
                <text:p>262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00.04">
                <text:p>3000.04</text:p>
              </table:table-cell>
              <table:table-cell office:value-type="float" office:value="3000.04">
                <text:p>300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999.7">
                <text:p>29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000.28">
                <text:p>300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999.2">
                <text:p>299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999.48">
                <text:p>2999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000.69">
                <text:p>300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892.01">
                <text:p>1892.01</text:p>
              </table:table-cell>
              <table:table-cell office:value-type="float" office:value="NaN">
                <text:p>NaN</text:p>
              </table:table-cell>
              <table:table-cell office:value-type="float" office:value="1892.01">
                <text:p>1892.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32.256">
                <text:p>532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5.756">
                <text:p>315.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circle" chart:symbol-width="0.5cm" chart:symbol-height="0.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5cm" chart:symbol-height="0.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59cm" svg:height="11.422cm" xlink:href=".." xlink:type="simple" chart:class="chart:line" chart:style-name="ch1">
        <chart:legend chart:legend-position="end" svg:x="17.289cm" svg:y="4.914cm" style:legend-expansion="high" chart:style-name="ch2"/>
        <chart:plot-area chart:style-name="ch3" table:cell-range-address="'Grid-12'.G10:'Grid-12'.G23 'Grid-12'.L1:'Grid-12'.N1 'Grid-12'.L10:'Grid-12'.N23" chart:data-source-has-labels="both" svg:x="1.42cm" svg:y="0.228cm" svg:width="15.46cm" svg:height="9.985cm">
          <chartooo:coordinate-region svg:x="2.412cm" svg:y="0.427cm" svg:width="14.281cm" svg:height="9.139cm"/>
          <chart:axis chart:dimension="x" chart:name="primary-x" chart:style-name="ch4" chartooo:axis-type="auto">
            <chartooo:date-scale/>
            <chart:title svg:x="8.841cm" svg:y="10.441cm" chart:style-name="ch5">
              <text:p>k=c</text:p>
            </chart:title>
            <chart:categories table:cell-range-address="'Grid-12'.G10:'Grid-12'.G23"/>
          </chart:axis>
          <chart:axis chart:dimension="y" chart:name="primary-y" chart:style-name="ch4">
            <chart:title svg:x="0.451cm" svg:y="6.256cm" chart:style-name="ch6">
              <text:p>Time(second)</text:p>
            </chart:title>
            <chart:grid chart:style-name="ch7" chart:class="major"/>
          </chart:axis>
          <chart:series chart:style-name="ch8" chart:values-cell-range-address="'Grid-12'.L10:'Grid-12'.L23" chart:label-cell-address="'Grid-12'.L1:'Grid-12'.L1" chart:class="chart:line">
            <chart:data-point chart:repeated="6"/>
            <chart:data-point chart:style-name="ch9"/>
            <chart:data-point/>
            <chart:data-point chart:style-name="ch9"/>
            <chart:data-point chart:repeated="5"/>
          </chart:series>
          <chart:series chart:style-name="ch10" chart:values-cell-range-address="'Grid-12'.M10:'Grid-12'.M23" chart:label-cell-address="'Grid-12'.M1:'Grid-12'.M1" chart:class="chart:line">
            <chart:data-point chart:repeated="14"/>
          </chart:series>
          <chart:series chart:style-name="ch11" chart:values-cell-range-address="'Grid-12'.N10:'Grid-12'.N23" chart:label-cell-address="'Grid-12'.N1:'Grid-12'.N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12'.L1:'Grid-12'.L1</svg:desc>
                </draw:g>
              </table:table-cell>
              <table:table-cell office:value-type="string">
                <text:p>Lowerbound</text:p>
                <draw:g>
                  <svg:desc>'Grid-12'.M1:'Grid-12'.M1</svg:desc>
                </draw:g>
              </table:table-cell>
              <table:table-cell office:value-type="string">
                <text:p>Upperbound</text:p>
                <draw:g>
                  <svg:desc>'Grid-12'.N1:'Grid-12'.N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Grid-12'.G10:'Grid-12'.G23</svg:desc>
                </draw:g>
              </table:table-cell>
              <table:table-cell office:value-type="float" office:value="55.832">
                <text:p>55.832</text:p>
                <draw:g>
                  <svg:desc>'Grid-12'.L10:'Grid-12'.L23</svg:desc>
                </draw:g>
              </table:table-cell>
              <table:table-cell office:value-type="float" office:value="NaN">
                <text:p>NaN</text:p>
                <draw:g>
                  <svg:desc>'Grid-12'.M10:'Grid-12'.M23</svg:desc>
                </draw:g>
              </table:table-cell>
              <table:table-cell office:value-type="float" office:value="NaN">
                <text:p>NaN</text:p>
                <draw:g>
                  <svg:desc>'Grid-12'.N10:'Grid-12'.N23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64.944">
                <text:p>564.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71.736">
                <text:p>371.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93.06">
                <text:p>79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20.99">
                <text:p>182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28.02">
                <text:p>1428.02</text:p>
              </table:table-cell>
              <table:table-cell office:value-type="float" office:value="1428">
                <text:p>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999.77">
                <text:p>2999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002.76">
                <text:p>3002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28.464">
                <text:p>328.464</text:p>
              </table:table-cell>
              <table:table-cell office:value-type="float" office:value="NaN">
                <text:p>NaN</text:p>
              </table:table-cell>
              <table:table-cell office:value-type="float" office:value="328.464">
                <text:p>328.46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7.14">
                <text:p>1007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81.408">
                <text:p>581.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8.412">
                <text:p>58.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2.16">
                <text:p>72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0.112">
                <text:p>50.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44cm" svg:height="9.005cm" xlink:href=".." xlink:type="simple" chart:class="chart:line" chart:style-name="ch1">
        <chart:legend chart:legend-position="end" svg:x="14.43cm" svg:y="4.203cm" style:legend-expansion="high" chart:style-name="ch2"/>
        <chart:plot-area chart:style-name="ch3" table:cell-range-address="'Grid-9'.G2:'Grid-9'.G20 'Grid-9'.M1:'Grid-9'.M20" chart:data-source-has-labels="both" svg:x="1.351cm" svg:y="0.18cm" svg:width="12.739cm" svg:height="7.664cm">
          <chartooo:coordinate-region svg:x="2.528cm" svg:y="0.379cm" svg:width="11.376cm" svg:height="6.818cm"/>
          <chart:axis chart:dimension="x" chart:name="primary-x" chart:style-name="ch4" chartooo:axis-type="auto">
            <chartooo:date-scale/>
            <chart:title svg:x="7.544cm" svg:y="8.024cm" chart:style-name="ch5">
              <text:p>C</text:p>
            </chart:title>
            <chart:categories table:cell-range-address="'Grid-9'.G2:'Grid-9'.G20"/>
          </chart:axis>
          <chart:axis chart:dimension="y" chart:name="primary-y" chart:style-name="ch4">
            <chart:title svg:x="0.451cm" svg:y="4.929cm" chart:style-name="ch6">
              <text:p>miliseconds</text:p>
            </chart:title>
            <chart:grid chart:style-name="ch7" chart:class="major"/>
          </chart:axis>
          <chart:series chart:style-name="ch8" chart:values-cell-range-address="'Grid-9'.M2:'Grid-9'.M20" chart:label-cell-address="'Grid-9'.M1:'Grid-9'.M1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9'.M1:'Grid-9'.M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'Grid-9'.G2:'Grid-9'.G20</svg:desc>
                </draw:g>
              </table:table-cell>
              <table:table-cell office:value-type="float" office:value="1504">
                <text:p>1504</text:p>
                <draw:g>
                  <svg:desc>'Grid-9'.M2:'Grid-9'.M20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668">
                <text:p>1266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4168">
                <text:p>541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632">
                <text:p>463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712">
                <text:p>17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'Grid-10'.G7:'Grid-10'.G18 'Grid-10'.L1:'Grid-10'.L1 'Grid-10'.L7:'Grid-10'.L18" chart:data-source-has-labels="both" svg:x="1.331cm" svg:y="0.18cm" svg:width="11.735cm" svg:height="7.659cm">
          <chartooo:coordinate-region svg:x="2.429cm" svg:y="0.379cm" svg:width="10.265cm" svg:height="6.813cm"/>
          <chart:axis chart:dimension="x" chart:name="primary-x" chart:style-name="ch4" chartooo:axis-type="auto">
            <chartooo:date-scale/>
            <chart:title svg:x="7.022cm" svg:y="8.019cm" chart:style-name="ch5">
              <text:p>C</text:p>
            </chart:title>
            <chart:categories table:cell-range-address="'Grid-10'.G7:'Grid-10'.G18"/>
          </chart:axis>
          <chart:axis chart:dimension="y" chart:name="primary-y" chart:style-name="ch6">
            <chart:title svg:x="0.451cm" svg:y="4.675cm" chart:style-name="ch7">
              <text:p>seconds</text:p>
            </chart:title>
            <chart:grid chart:style-name="ch8" chart:class="major"/>
          </chart:axis>
          <chart:series chart:style-name="ch9" chart:values-cell-range-address="'Grid-10'.L7:'Grid-10'.L18" chart:label-cell-address="'Grid-10'.L1:'Grid-10'.L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10'.L1:'Grid-10'.L1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'Grid-10'.G7:'Grid-10'.G18</svg:desc>
                </draw:g>
              </table:table-cell>
              <table:table-cell office:value-type="float" office:value="5.496">
                <text:p>5.496</text:p>
                <draw:g>
                  <svg:desc>'Grid-10'.L7:'Grid-10'.L18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592">
                <text:p>9.5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.684">
                <text:p>18.6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.068">
                <text:p>27.0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5.344">
                <text:p>75.3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8.924">
                <text:p>148.92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0.624">
                <text:p>70.6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.116">
                <text:p>25.1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876">
                <text:p>8.8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.288">
                <text:p>7.28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.996">
                <text:p>3.9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'Grid-11'.G6:'Grid-11'.G21 'Grid-11'.L1:'Grid-11'.L1 'Grid-11'.L6:'Grid-11'.L21" chart:data-source-has-labels="both" svg:x="1.331cm" svg:y="0.18cm" svg:width="11.735cm" svg:height="7.659cm">
          <chartooo:coordinate-region svg:x="2.614cm" svg:y="0.379cm" svg:width="10.08cm" svg:height="6.813cm"/>
          <chart:axis chart:dimension="x" chart:name="primary-x" chart:style-name="ch4" chartooo:axis-type="auto">
            <chartooo:date-scale/>
            <chart:title svg:x="7.022cm" svg:y="8.019cm" chart:style-name="ch5">
              <text:p>C</text:p>
            </chart:title>
            <chart:categories table:cell-range-address="'Grid-11'.G6:'Grid-11'.G21"/>
          </chart:axis>
          <chart:axis chart:dimension="y" chart:name="primary-y" chart:style-name="ch6">
            <chart:title svg:x="0.451cm" svg:y="4.318cm" chart:style-name="ch7">
              <text:p>sec</text:p>
            </chart:title>
            <chart:grid chart:style-name="ch8" chart:class="major"/>
          </chart:axis>
          <chart:series chart:style-name="ch9" chart:values-cell-range-address="'Grid-11'.L6:'Grid-11'.L21" chart:label-cell-address="'Grid-11'.L1:'Grid-11'.L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11'.L1:'Grid-11'.L1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'Grid-11'.G6:'Grid-11'.G21</svg:desc>
                </draw:g>
              </table:table-cell>
              <table:table-cell office:value-type="float" office:value="12.028">
                <text:p>12.028</text:p>
                <draw:g>
                  <svg:desc>'Grid-11'.L6:'Grid-11'.L21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.064">
                <text:p>15.06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7.584">
                <text:p>37.5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5.328">
                <text:p>45.3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6.316">
                <text:p>56.3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5.204">
                <text:p>95.20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7.812">
                <text:p>167.8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28.788">
                <text:p>428.7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39.19">
                <text:p>1539.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22.02">
                <text:p>422.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2.364">
                <text:p>42.36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3.896">
                <text:p>73.8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5.372">
                <text:p>15.37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868">
                <text:p>11.8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384cm" svg:y="4.204cm" style:legend-expansion="high" chart:style-name="ch2"/>
        <chart:plot-area chart:style-name="ch3" table:cell-range-address="Sheet5.A2:Sheet5.A5 Sheet5.L1:Sheet5.L5" chart:data-source-has-labels="both" svg:x="0.319cm" svg:y="0.18cm" svg:width="12.746cm" svg:height="8.646cm">
          <chartooo:coordinate-region svg:x="1.602cm" svg:y="0.379cm" svg:width="11.276cm" svg:height="7.8cm"/>
          <chart:axis chart:dimension="x" chart:name="primary-x" chart:style-name="ch4" chartooo:axis-type="auto">
            <chartooo:date-scale/>
            <chart:categories table:cell-range-address="Sheet5.A2:Sheet5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L2:Sheet5.L5" chart:label-cell-address="Sheet5.L1:Sheet5.L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Sheet5.L1:Sheet5.L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5.A2:Sheet5.A5</svg:desc>
                </draw:g>
              </table:table-cell>
              <table:table-cell office:value-type="float" office:value="1.404">
                <text:p>1.404</text:p>
                <draw:g>
                  <svg:desc>Sheet5.L2:Sheet5.L5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632">
                <text:p>4.6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.624">
                <text:p>70.6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22.02">
                <text:p>422.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circle" chart:symbol-width="0.5cm" chart:symbol-height="0.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5cm" chart:symbol-height="0.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line" chart:style-name="ch1">
        <chart:legend chart:legend-position="end" svg:x="12.848cm" svg:y="3.705cm" style:legend-expansion="high" chart:style-name="ch2"/>
        <chart:plot-area chart:style-name="ch3" table:cell-range-address="'Grid-12'.G10:'Grid-12'.G23 'Grid-12'.L1:'Grid-12'.N1 'Grid-12'.L10:'Grid-12'.N23" chart:data-source-has-labels="both" svg:x="1.331cm" svg:y="0.18cm" svg:width="11.197cm" svg:height="7.664cm">
          <chartooo:coordinate-region svg:x="2.323cm" svg:y="0.379cm" svg:width="10.018cm" svg:height="6.818cm"/>
          <chart:axis chart:dimension="x" chart:name="primary-x" chart:style-name="ch4" chartooo:axis-type="auto">
            <chartooo:date-scale/>
            <chart:title svg:x="6.62cm" svg:y="8.024cm" chart:style-name="ch5">
              <text:p>k=c</text:p>
            </chart:title>
            <chart:categories table:cell-range-address="'Grid-12'.G10:'Grid-12'.G23"/>
          </chart:axis>
          <chart:axis chart:dimension="y" chart:name="primary-y" chart:style-name="ch4">
            <chart:title svg:x="0.451cm" svg:y="5.048cm" chart:style-name="ch6">
              <text:p>Time(second)</text:p>
            </chart:title>
            <chart:grid chart:style-name="ch7" chart:class="major"/>
          </chart:axis>
          <chart:series chart:style-name="ch8" chart:values-cell-range-address="'Grid-12'.L10:'Grid-12'.L23" chart:label-cell-address="'Grid-12'.L1:'Grid-12'.L1" chart:class="chart:line">
            <chart:data-point chart:repeated="6"/>
            <chart:data-point chart:style-name="ch9"/>
            <chart:data-point/>
            <chart:data-point chart:style-name="ch9"/>
            <chart:data-point chart:repeated="5"/>
          </chart:series>
          <chart:series chart:style-name="ch10" chart:values-cell-range-address="'Grid-12'.M10:'Grid-12'.M23" chart:label-cell-address="'Grid-12'.M1:'Grid-12'.M1" chart:class="chart:line">
            <chart:data-point chart:repeated="14"/>
          </chart:series>
          <chart:series chart:style-name="ch11" chart:values-cell-range-address="'Grid-12'.N10:'Grid-12'.N23" chart:label-cell-address="'Grid-12'.N1:'Grid-12'.N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12'.L1:'Grid-12'.L1</svg:desc>
                </draw:g>
              </table:table-cell>
              <table:table-cell office:value-type="string">
                <text:p>Lowerbound</text:p>
                <draw:g>
                  <svg:desc>'Grid-12'.M1:'Grid-12'.M1</svg:desc>
                </draw:g>
              </table:table-cell>
              <table:table-cell office:value-type="string">
                <text:p>Upperbound</text:p>
                <draw:g>
                  <svg:desc>'Grid-12'.N1:'Grid-12'.N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Grid-12'.G10:'Grid-12'.G23</svg:desc>
                </draw:g>
              </table:table-cell>
              <table:table-cell office:value-type="float" office:value="55.832">
                <text:p>55.832</text:p>
                <draw:g>
                  <svg:desc>'Grid-12'.L10:'Grid-12'.L23</svg:desc>
                </draw:g>
              </table:table-cell>
              <table:table-cell office:value-type="float" office:value="NaN">
                <text:p>NaN</text:p>
                <draw:g>
                  <svg:desc>'Grid-12'.M10:'Grid-12'.M23</svg:desc>
                </draw:g>
              </table:table-cell>
              <table:table-cell office:value-type="float" office:value="NaN">
                <text:p>NaN</text:p>
                <draw:g>
                  <svg:desc>'Grid-12'.N10:'Grid-12'.N23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64.944">
                <text:p>564.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71.736">
                <text:p>371.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93.06">
                <text:p>79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20.99">
                <text:p>182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28.02">
                <text:p>1428.02</text:p>
              </table:table-cell>
              <table:table-cell office:value-type="float" office:value="1428">
                <text:p>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999.77">
                <text:p>2999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002.76">
                <text:p>3002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28.464">
                <text:p>328.464</text:p>
              </table:table-cell>
              <table:table-cell office:value-type="float" office:value="NaN">
                <text:p>NaN</text:p>
              </table:table-cell>
              <table:table-cell office:value-type="float" office:value="328.464">
                <text:p>328.46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7.14">
                <text:p>1007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81.408">
                <text:p>581.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8.412">
                <text:p>58.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2.16">
                <text:p>72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0.112">
                <text:p>50.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384cm" svg:y="4.204cm" style:legend-expansion="high" chart:style-name="ch2"/>
        <chart:plot-area chart:style-name="ch3" table:cell-range-address="'Grid-13'.G12:'Grid-13'.G24 'Grid-13'.L1:'Grid-13'.L1 'Grid-13'.L12:'Grid-13'.L24" chart:data-source-has-labels="both" svg:x="0.319cm" svg:y="0.18cm" svg:width="12.746cm" svg:height="8.646cm">
          <chartooo:coordinate-region svg:x="1.311cm" svg:y="0.379cm" svg:width="11.567cm" svg:height="7.8cm"/>
          <chart:axis chart:dimension="x" chart:name="primary-x" chart:style-name="ch4" chartooo:axis-type="auto">
            <chartooo:date-scale/>
            <chart:categories table:cell-range-address="'Grid-13'.G12:'Grid-13'.G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id-13'.L12:'Grid-13'.L24" chart:label-cell-address="'Grid-13'.L1:'Grid-13'.L1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13'.L1:'Grid-13'.L1</svg:desc>
                </draw:g>
              </table:table-cell>
            </table:table-row>
          </table:table-header-rows>
          <table:table-rows>
            <table:table-row>
              <table:table-cell office:value-type="float" office:value="19">
                <text:p>19</text:p>
                <draw:g>
                  <svg:desc>'Grid-13'.G12:'Grid-13'.G24</svg:desc>
                </draw:g>
              </table:table-cell>
              <table:table-cell office:value-type="float" office:value="173.988">
                <text:p>173.988</text:p>
                <draw:g>
                  <svg:desc>'Grid-13'.L12:'Grid-13'.L2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8.256">
                <text:p>688.25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00.71">
                <text:p>3000.7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94.676">
                <text:p>994.67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000.38">
                <text:p>3000.3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001.45">
                <text:p>3001.4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999.55">
                <text:p>2999.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999.46">
                <text:p>2999.4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999.79">
                <text:p>2999.7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000.15">
                <text:p>3000.1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00.65">
                <text:p>3000.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25.98">
                <text:p>2525.9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78.636">
                <text:p>578.6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line" chart:style-name="ch1">
        <chart:legend chart:legend-position="end" svg:x="13.219cm" svg:y="4.203cm" style:legend-expansion="high" chart:style-name="ch2"/>
        <chart:plot-area chart:style-name="ch3" table:cell-range-address="'Grid-14'.G10:'Grid-14'.G29 'Grid-14'.L10:'Grid-14'.L29" chart:data-source-has-labels="column" svg:x="0.32cm" svg:y="0.18cm" svg:width="12.579cm" svg:height="8.645cm">
          <chartooo:coordinate-region svg:x="1.312cm" svg:y="0.38cm" svg:width="11.4cm" svg:height="7.798cm"/>
          <chart:axis chart:dimension="x" chart:name="primary-x" chart:style-name="ch4" chartooo:axis-type="auto">
            <chartooo:date-scale/>
            <chart:categories table:cell-range-address="'Grid-14'.G10:'Grid-14'.G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id-14'.L10:'Grid-14'.L29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8">
                <text:p>18</text:p>
                <draw:g>
                  <svg:desc>'Grid-14'.G10:'Grid-14'.G29</svg:desc>
                </draw:g>
              </table:table-cell>
              <table:table-cell office:value-type="float" office:value="44.212">
                <text:p>44.212</text:p>
                <draw:g>
                  <svg:desc>'Grid-14'.L10:'Grid-14'.L29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85.448">
                <text:p>185.4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32.37">
                <text:p>1232.3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00.54">
                <text:p>3000.5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03.23">
                <text:p>3003.2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999.94">
                <text:p>2999.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001.9">
                <text:p>3001.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000.32">
                <text:p>3000.3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999.61">
                <text:p>2999.6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999.79">
                <text:p>2999.7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999.36">
                <text:p>2999.3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99.59">
                <text:p>2999.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01.7">
                <text:p>3001.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000.84">
                <text:p>3000.8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002.93">
                <text:p>3002.9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000.33">
                <text:p>3000.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000.86">
                <text:p>3000.8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41.156">
                <text:p>841.1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25.496">
                <text:p>225.49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78.928">
                <text:p>578.9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'Grid-15'.G14:'Grid-15'.G35 'Grid-15'.L1:'Grid-15'.L1 'Grid-15'.L14:'Grid-15'.L35" chart:data-source-has-labels="both" svg:x="0.32cm" svg:y="0.18cm" svg:width="12.746cm" svg:height="8.64cm">
          <chartooo:coordinate-region svg:x="1.312cm" svg:y="0.379cm" svg:width="11.567cm" svg:height="7.794cm"/>
          <chart:axis chart:dimension="x" chart:name="primary-x" chart:style-name="ch4" chartooo:axis-type="auto">
            <chartooo:date-scale/>
            <chart:categories table:cell-range-address="'Grid-15'.G14:'Grid-15'.G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id-15'.L14:'Grid-15'.L35" chart:label-cell-address="'Grid-15'.L1:'Grid-15'.L1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15'.L1:'Grid-15'.L1</svg:desc>
                </draw:g>
              </table:table-cell>
            </table:table-row>
          </table:table-header-rows>
          <table:table-rows>
            <table:table-row>
              <table:table-cell office:value-type="float" office:value="22">
                <text:p>22</text:p>
                <draw:g>
                  <svg:desc>'Grid-15'.G14:'Grid-15'.G35</svg:desc>
                </draw:g>
              </table:table-cell>
              <table:table-cell office:value-type="float" office:value="1723.91">
                <text:p>1723.91</text:p>
                <draw:g>
                  <svg:desc>'Grid-15'.L14:'Grid-15'.L35</svg:desc>
                </draw:g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999.86">
                <text:p>2999.8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790.67">
                <text:p>1790.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35.38">
                <text:p>1135.3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010.4">
                <text:p>3010.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999.16">
                <text:p>2999.1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999.35">
                <text:p>2999.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02.46">
                <text:p>3002.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02.12">
                <text:p>3002.1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999.73">
                <text:p>2999.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999.97">
                <text:p>2999.9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003.42">
                <text:p>3003.4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999.75">
                <text:p>2999.7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000.19">
                <text:p>3000.1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999.91">
                <text:p>2999.9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000.41">
                <text:p>3000.4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999.62">
                <text:p>2999.6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000.12">
                <text:p>3000.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6.12">
                <text:p>326.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847.93">
                <text:p>1847.9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37.572">
                <text:p>437.57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57.472">
                <text:p>457.4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